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2.5cm"/>
      <style:paragraph-properties style:writing-mode="lr-tb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4.5cm" fo:min-width="3.25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fill-color="#fff5ce" draw:textarea-horizontal-align="justify" draw:textarea-vertical-align="middle" draw:auto-grow-height="false" fo:min-height="1.104cm" fo:min-width="1.604cm"/>
      <style:paragraph-properties style:writing-mode="lr-tb"/>
    </style:style>
    <style:style style:name="gr10" style:family="graphic" style:parent-style-name="objectwithoutfill">
      <style:graphic-properties svg:stroke-color="#ff0000" draw:fill="none" draw:textarea-vertical-align="middle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fill-color="#ffaa95" draw:textarea-horizontal-align="justify" draw:textarea-vertical-align="top" draw:auto-grow-height="false" fo:min-height="1.775cm" fo:min-width="1.75cm" fo:padding-top="0.1cm"/>
      <style:paragraph-properties style:writing-mode="lr-tb"/>
    </style:style>
    <style:style style:name="gr14" style:family="graphic" style:parent-style-name="standard">
      <style:graphic-properties draw:fill-color="#e8f2a1" draw:textarea-horizontal-align="justify" draw:textarea-vertical-align="middle" draw:auto-grow-height="false" fo:min-height="0.634cm" fo:min-width="0.634cm"/>
      <style:paragraph-properties style:writing-mode="lr-tb"/>
    </style:style>
    <style:style style:name="gr15" style:family="graphic" style:parent-style-name="standard">
      <style:graphic-properties draw:fill-color="#5eb91e" draw:textarea-horizontal-align="justify" draw:textarea-vertical-align="middle" draw:auto-grow-height="false" fo:min-height="1.888cm" fo:min-width="2.625cm"/>
      <style:paragraph-properties style:writing-mode="lr-tb"/>
    </style:style>
    <style:style style:name="gr16" style:family="graphic" style:parent-style-name="standard">
      <style:graphic-properties draw:fill-color="#ffaa95" draw:textarea-horizontal-align="justify" draw:textarea-vertical-align="middle" draw:auto-grow-height="false" fo:min-height="2.382cm" fo:min-width="0.65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-color="#fff5ce" draw:textarea-horizontal-align="justify" draw:textarea-vertical-align="middle" draw:auto-grow-height="false" fo:min-height="1.073cm" fo:min-width="1.608cm"/>
      <style:paragraph-properties style:writing-mode="lr-tb"/>
    </style:style>
    <style:style style:name="gr19" style:family="graphic" style:parent-style-name="standard">
      <style:graphic-properties draw:fill-color="#ffaa95" draw:textarea-horizontal-align="justify" draw:textarea-vertical-align="top" draw:auto-grow-height="false" fo:min-height="1.728cm" fo:min-width="1.75cm" fo:padding-top="0.1cm"/>
      <style:paragraph-properties style:writing-mode="lr-tb"/>
    </style:style>
    <style:style style:name="gr20" style:family="graphic" style:parent-style-name="standard">
      <style:graphic-properties draw:fill-color="#e8f2a1" draw:textarea-horizontal-align="justify" draw:textarea-vertical-align="middle" draw:auto-grow-height="false" fo:min-height="0.614cm" fo:min-width="0.644cm"/>
      <style:paragraph-properties style:writing-mode="lr-tb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0.5cm" fo:min-width="5.25cm"/>
    </style:style>
    <style:style style:name="gr23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5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0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8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31" style:family="graphic" style:parent-style-name="standard">
      <style:graphic-properties svg:stroke-color="#ff0000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33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34" style:family="graphic" style:parent-style-name="standard">
      <style:graphic-properties svg:stroke-color="#000000" draw:textarea-vertical-align="middle"/>
    </style:style>
    <style:style style:name="gr35" style:family="graphic" style:parent-style-name="standard">
      <style:graphic-properties svg:stroke-color="#729fcf" draw:fill-color="#ffffff" draw:textarea-horizontal-align="justify" draw:textarea-vertical-align="middle" draw:auto-grow-height="false" fo:min-height="3.25cm" fo:min-width="9.25cm"/>
    </style:style>
    <style:style style:name="gr36" style:family="graphic" style:parent-style-name="standard">
      <style:graphic-properties svg:stroke-color="#729fcf" draw:textarea-horizontal-align="justify" draw:textarea-vertical-align="middle" draw:auto-grow-height="false" fo:min-height="1.5cm" fo:min-width="8cm"/>
    </style:style>
    <style:style style:name="gr37" style:family="graphic" style:parent-style-name="standard">
      <style:graphic-properties svg:stroke-color="#729fc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21cm"/>
      <style:paragraph-properties style:writing-mode="lr-tb"/>
    </style:style>
    <style:style style:name="gr39" style:family="graphic" style:parent-style-name="standard">
      <style:graphic-properties svg:stroke-color="#729fcf" draw:fill-color="#ffffff" draw:textarea-horizontal-align="justify" draw:textarea-vertical-align="middle" draw:auto-grow-height="false" fo:min-height="2.25cm" fo:min-width="2.75cm"/>
      <style:paragraph-properties style:writing-mode="lr-tb"/>
    </style:style>
    <style:style style:name="gr40" style:family="graphic" style:parent-style-name="objectwithoutfill">
      <style:graphic-properties svg:stroke-color="#000000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9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47" style:family="graphic" style:parent-style-name="objectwithoutfill">
      <style:graphic-properties svg:stroke-color="#000000" draw:fill="none" draw:fill-color="#000000" draw:textarea-vertical-align="middle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25cm" fo:min-width="1cm"/>
    </style:style>
    <style:style style:name="gr49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50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27cm"/>
      <style:paragraph-properties style:writing-mode="lr-tb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8.5cm" fo:min-width="5.2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4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0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5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21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7cm" fo:min-width="0cm"/>
      <style:paragraph-properties style:writing-mode="lr-tb"/>
    </style:style>
    <style:style style:name="gr58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0.712cm" fo:min-width="1.501cm"/>
      <style:paragraph-properties style:writing-mode="lr-tb"/>
    </style:style>
    <style:style style:name="gr59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0.712cm" fo:min-width="1.41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3cm" fo:min-width="0cm"/>
      <style:paragraph-properties style:writing-mode="lr-tb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0.282cm" fo:min-width="0.107cm"/>
    </style:style>
    <style:style style:name="gr62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25cm" fo:min-width="0.75cm"/>
      <style:paragraph-properties style:writing-mode="lr-tb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98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83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88cm"/>
      <style:paragraph-properties style:writing-mode="lr-tb"/>
    </style:style>
    <style:style style:name="gr71" style:family="graphic" style:parent-style-name="standard">
      <style:graphic-properties draw:fill-color="#eeeeee" draw:textarea-horizontal-align="justify" draw:textarea-vertical-align="middle" draw:auto-grow-height="false" fo:min-height="6.309cm" fo:min-width="9.25cm"/>
    </style:style>
    <style:style style:name="gr72" style:family="graphic" style:parent-style-name="standard">
      <style:graphic-properties draw:textarea-horizontal-align="justify" draw:textarea-vertical-align="middle" draw:auto-grow-height="false" fo:min-height="1.75cm" fo:min-width="1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1.168cm" fo:min-width="0.38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0.991cm" fo:min-width="0.38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54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0.46cm" fo:min-width="0.918cm"/>
      <style:paragraph-properties style:writing-mode="lr-tb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5.25cm" fo:min-width="3.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197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17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501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39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027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028cm"/>
      <style:paragraph-properties style:writing-mode="lr-tb"/>
    </style:style>
    <style:style style:name="gr85" style:family="graphic" style:parent-style-name="standard">
      <style:graphic-properties draw:fill-color="#eeeeee" draw:textarea-horizontal-align="justify" draw:textarea-vertical-align="middle" draw:auto-grow-height="false" fo:min-height="1.5cm" fo:min-width="6.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3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71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3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1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9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58cm"/>
      <style:paragraph-properties style:writing-mode="lr-tb"/>
    </style:style>
    <style:style style:name="gr92" style:family="graphic" style:parent-style-name="standard">
      <style:graphic-properties draw:fill-color="#dee7e5" draw:textarea-horizontal-align="justify" draw:textarea-vertical-align="middle" draw:auto-grow-height="false" fo:min-height="0.459cm" fo:min-width="0cm"/>
    </style:style>
    <style:style style:name="gr93" style:family="graphic" style:parent-style-name="standard">
      <style:graphic-properties draw:fill-color="#dee7e5" draw:textarea-horizontal-align="justify" draw:textarea-vertical-align="middle" draw:auto-grow-height="false" fo:min-height="0.459cm" fo:min-width="0.87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4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477cm"/>
      <style:paragraph-properties style:writing-mode="lr-tb"/>
    </style:style>
    <style:style style:name="gr100" style:family="graphic" style:parent-style-name="standard">
      <style:graphic-properties draw:textarea-horizontal-align="justify" draw:textarea-vertical-align="middle" draw:auto-grow-height="false" fo:min-height="2.256cm" fo:min-width="1.756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88cm"/>
      <style:paragraph-properties style:writing-mode="lr-tb"/>
    </style:style>
    <style:style style:name="gr102" style:family="graphic" style:parent-style-name="objectwithoutfill">
      <style:graphic-properties svg:stroke-color="#acb20c" draw:marker-end="Стили_20_стрелок_20_8" draw:marker-end-width="0.3cm" draw:fill="none" draw:textarea-vertical-align="middle"/>
    </style:style>
    <style:style style:name="gr103" style:family="graphic" style:parent-style-name="standard">
      <style:graphic-properties svg:stroke-color="#cccccc" draw:textarea-horizontal-align="justify" draw:textarea-vertical-align="middle" draw:auto-grow-height="false" fo:min-height="0.501cm" fo:min-width="1.135cm"/>
      <style:paragraph-properties style:writing-mode="lr-tb"/>
    </style:style>
    <style:style style:name="gr104" style:family="graphic" style:parent-style-name="standard">
      <style:graphic-properties svg:stroke-color="#000000" draw:fill-color="#000000" draw:textarea-vertical-align="middle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ffffff"/>
      <style:paragraph-properties fo:text-align="center" style:writing-mode="lr-tb"/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8" style:family="paragraph">
      <loext:graphic-properties draw:fill-color="#fff5ce"/>
      <style:paragraph-properties fo:text-align="center" style:writing-mode="lr-tb"/>
      <style:text-properties fo:font-size="10.5pt" style:font-size-asian="10.5pt" style:font-size-complex="10.5pt"/>
    </style:style>
    <style:style style:name="P9" style:family="paragraph"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loext:graphic-properties draw:fill-color="#ffaa95"/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-color="#e8f2a1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-color="#5eb91e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loext:graphic-properties draw:fill-color="#ffaa95"/>
      <style:paragraph-properties fo:text-align="center" style:writing-mode="lr-tb"/>
      <style:text-properties fo:font-size="11pt" style:font-size-asian="11pt" style:font-size-complex="11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="none" draw:fill-color="#000000"/>
      <style:paragraph-properties fo:text-align="center"/>
    </style:style>
    <style:style style:name="P21" style:family="paragraph">
      <loext:graphic-properties draw:fill="none" draw:fill-color="#ff0000"/>
      <style:paragraph-properties style:writing-mode="lr-tb"/>
      <style:text-properties fo:font-weight="bold" style:font-weight-asian="bold" style:font-weight-complex="bold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loext:graphic-properties draw:fill-color="#dee7e5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6pt" style:font-size-asian="14pt" style:font-size-complex="14pt"/>
    </style:style>
    <style:style style:name="T8" style:family="text">
      <style:text-properties fo:font-size="14pt" style:font-size-asian="32pt" style:font-size-complex="32pt"/>
    </style:style>
    <style:style style:name="T9" style:family="text">
      <style:text-properties fo:font-size="18pt" fo:font-weight="bold" style:font-size-asian="44pt" style:font-weight-asian="bold" style:font-size-complex="44pt" style:font-weight-complex="bold"/>
    </style:style>
    <style:style style:name="T10" style:family="text">
      <style:text-properties fo:font-size="15pt" style:font-size-asian="36pt" style:font-size-complex="36pt"/>
    </style:style>
    <style:style style:name="T11" style:family="text">
      <style:text-properties fo:font-size="4.90000009536743pt" style:font-size-asian="12pt" style:font-size-complex="12pt"/>
    </style:style>
    <style:style style:name="T12" style:family="text">
      <style:text-properties fo:font-size="4pt" style:font-size-asian="10.5pt" style:font-size-complex="10.5pt"/>
    </style:style>
    <style:style style:name="T13" style:family="text">
      <style:text-properties fo:font-size="18pt" style:font-size-asian="44pt" style:font-size-complex="44pt"/>
    </style:style>
    <style:style style:name="T14" style:family="text">
      <style:text-properties fo:font-size="20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.25cm" svg:height="0.75cm" svg:x="23.25cm" svg:y="2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3cm" svg:height="1.75cm" svg:x="3.25cm" svg:y="12cm">
            <text:p text:style-name="P3">12V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5cm" svg:height="0.25cm" svg:x="3.5cm" svg:y="11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25cm" svg:height="0.25cm" svg:x="5.5cm" svg:y="11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3cm" svg:height="1.75cm" svg:x="8cm" svg:y="12cm">
            <text:p text:style-name="P3">12V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5cm" svg:height="0.25cm" svg:x="8.25cm" svg:y="11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25cm" svg:height="0.25cm" svg:x="10.25cm" svg:y="11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3cm" svg:height="1.75cm" svg:x="12.75cm" svg:y="12cm">
            <text:p text:style-name="P3">12V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5cm" svg:height="0.25cm" svg:x="13cm" svg:y="11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25cm" svg:height="0.25cm" svg:x="15cm" svg:y="11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3cm" svg:height="1.75cm" svg:x="17.75cm" svg:y="12cm">
            <text:p text:style-name="P3">12V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5cm" svg:height="0.25cm" svg:x="18cm" svg:y="11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25cm" svg:height="0.25cm" svg:x="20cm" svg:y="11.7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2" draw:layer="layout" svg:width="3.75cm" svg:height="4.75cm" svg:x="24.25cm" svg:y="7.75cm">
          <text:p text:style-name="P1"><text:span text:style-name="T1">Shnid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6" draw:text-style-name="P6" xml:id="id11" draw:id="id11" draw:layer="layout" svg:x1="3.75cm" svg:y1="11.75cm" svg:x2="3.75cm" svg:y2="10.5cm">
          <text:p/>
        </draw:line>
        <draw:line draw:style-name="gr7" draw:text-style-name="P6" draw:layer="layout" svg:x1="5.75cm" svg:y1="11.75cm" svg:x2="5.75cm" svg:y2="11.25cm">
          <text:p/>
        </draw:line>
        <draw:line draw:style-name="gr7" draw:text-style-name="P6" xml:id="id18" draw:id="id18" draw:layer="layout" svg:x1="15.25cm" svg:y1="11.75cm" svg:x2="15.25cm" svg:y2="11.25cm">
          <text:p/>
        </draw:line>
        <draw:line draw:style-name="gr7" draw:text-style-name="P6" xml:id="id21" draw:id="id21" draw:layer="layout" svg:x1="20.25cm" svg:y1="11.75cm" svg:x2="20.25cm" svg:y2="11.25cm">
          <text:p/>
        </draw:line>
        <draw:line draw:style-name="gr8" draw:text-style-name="P6" draw:layer="layout" svg:x1="3.75cm" svg:y1="10.5cm" svg:x2="24.25cm" svg:y2="10.5cm">
          <text:p/>
        </draw:line>
        <draw:custom-shape draw:style-name="gr9" draw:text-style-name="P8" xml:id="id1" draw:id="id1" draw:layer="layout" svg:width="2.25cm" svg:height="1.5cm" svg:x="3.5cm" svg:y="5cm">
          <text:p text:style-name="P7"><text:span text:style-name="T2">Arduino micro</text:span></text:p>
          <text:p text:style-name="P7"><text:span text:style-name="T2">&amp; АЦ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0.25cm" svg:y1="11.25cm" svg:x2="24.25cm" svg:y2="11.25cm">
          <text:p/>
        </draw:line>
        <draw:line draw:style-name="gr11" draw:text-style-name="P6" xml:id="id20" draw:id="id20" draw:layer="layout" svg:x1="18cm" svg:y1="11.75cm" svg:x2="18cm" svg:y2="11.25cm">
          <text:p/>
        </draw:line>
        <draw:line draw:style-name="gr11" draw:text-style-name="P6" xml:id="id17" draw:id="id17" draw:layer="layout" svg:x1="13cm" svg:y1="11.75cm" svg:x2="13cm" svg:y2="11.25cm">
          <text:p/>
        </draw:line>
        <draw:line draw:style-name="gr11" draw:text-style-name="P6" xml:id="id14" draw:id="id14" draw:layer="layout" svg:x1="8.25cm" svg:y1="11.75cm" svg:x2="8.25cm" svg:y2="11.25cm">
          <text:p/>
        </draw:line>
        <draw:line draw:style-name="gr7" draw:text-style-name="P6" xml:id="id15" draw:id="id15" draw:layer="layout" svg:x1="10.5cm" svg:y1="11.75cm" svg:x2="10.5cm" svg:y2="11.25cm">
          <text:p/>
        </draw:line>
        <draw:line draw:style-name="gr12" draw:text-style-name="P6" xml:id="id12" draw:id="id12" draw:layer="layout" svg:x1="5.75cm" svg:y1="11.25cm" svg:x2="8.25cm" svg:y2="11.25cm">
          <text:p/>
        </draw:line>
        <draw:line draw:style-name="gr12" draw:text-style-name="P6" draw:layer="layout" svg:x1="10.5cm" svg:y1="11.25cm" svg:x2="13cm" svg:y2="11.25cm">
          <text:p/>
        </draw:line>
        <draw:line draw:style-name="gr12" draw:text-style-name="P6" draw:layer="layout" svg:x1="15.25cm" svg:y1="11.25cm" svg:x2="18cm" svg:y2="11.25cm">
          <text:p/>
        </draw:line>
        <draw:g>
          <draw:custom-shape draw:style-name="gr13" draw:text-style-name="P10" draw:layer="layout" svg:width="2.25cm" svg:height="2cm" svg:x="3.5cm" svg:y="3cm">
            <text:p text:style-name="P9"><text:span text:style-name="T3">RS485</text:span></text:p>
            <draw:enhanced-geometry svg:viewBox="0 0 21600 21600" draw:type="rectangle" draw:enhanced-path="M 0 0 L 21600 0 21600 21600 0 21600 0 0 Z N"/>
          </draw:custom-shape>
          <draw:custom-shape draw:name="опторазвязка" draw:style-name="gr14" draw:text-style-name="P12" draw:layer="layout" svg:width="1.5cm" svg:height="1.25cm" svg:x="3.75cm" svg:y="3.75cm">
            <text:p text:style-name="P11"><text:span text:style-name="T4">оптопара</text:span></text:p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custom-shape draw:style-name="gr15" draw:text-style-name="P13" draw:layer="layout" svg:width="3.125cm" svg:height="2.138cm" svg:x="25.125cm" svg:y="1.362cm">
          <text:p text:style-name="P11"><text:span text:style-name="T5">Arduina UNO</text:span></text:p>
          <text:p text:style-name="P11"><text:span text:style-name="T5">&amp; LAN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151cm" svg:height="2.632cm" draw:transform="rotate (1.5707963267949) translate (20.25cm 2.901cm)">
          <text:p text:style-name="P14"><text:span text:style-name="T6">RS485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0.25cm" svg:y1="2cm" svg:x2="1cm" svg:y2="2cm">
          <text:p/>
        </draw:line>
        <draw:line draw:style-name="gr12" draw:text-style-name="P6" draw:layer="layout" svg:x1="20.25cm" svg:y1="2.5cm" svg:x2="1.75cm" svg:y2="2.5cm">
          <text:p/>
        </draw:line>
        <draw:line draw:style-name="gr12" draw:text-style-name="P6" draw:layer="layout" svg:x1="4.25cm" svg:y1="2cm" svg:x2="4.25cm" svg:y2="3cm">
          <text:p/>
        </draw:line>
        <draw:line draw:style-name="gr12" draw:text-style-name="P6" draw:layer="layout" svg:x1="4.75cm" svg:y1="2.5cm" svg:x2="4.75cm" svg:y2="3cm">
          <text:p/>
        </draw:line>
        <draw:line draw:style-name="gr12" draw:text-style-name="P6" draw:layer="layout" svg:x1="23cm" svg:y1="2cm" svg:x2="25cm" svg:y2="2cm">
          <text:p/>
        </draw:line>
        <draw:custom-shape draw:style-name="gr17" draw:text-style-name="P16" draw:layer="layout" svg:width="0.001cm" svg:height="0.25cm" svg:x="4.2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54cm" svg:height="0.154cm" svg:x="4.173cm" svg:y="1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54cm" svg:height="0.154cm" svg:x="4.672cm" svg:y="2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3" draw:layer="layout" svg:width="3cm" svg:height="1.75cm" svg:x="3cm" svg:y="7.75cm">
            <text:p text:style-name="P3">12V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5cm" svg:height="0.25cm" svg:x="3.25cm" svg:y="7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25cm" svg:height="0.25cm" svg:x="5.25cm" svg:y="7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3cm" svg:height="1.75cm" svg:x="7.75cm" svg:y="7.75cm">
            <text:p text:style-name="P3">12V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5cm" svg:height="0.25cm" svg:x="8cm" svg:y="7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25cm" svg:height="0.25cm" svg:x="10cm" svg:y="7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3cm" svg:height="1.75cm" svg:x="12.5cm" svg:y="7.75cm">
            <text:p text:style-name="P3">12V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5cm" svg:height="0.25cm" svg:x="12.75cm" svg:y="7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25cm" svg:height="0.25cm" svg:x="14.75cm" svg:y="7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3cm" svg:height="1.75cm" svg:x="17.5cm" svg:y="7.75cm">
            <text:p text:style-name="P3">12V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5cm" svg:height="0.25cm" svg:x="17.75cm" svg:y="7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25cm" svg:height="0.25cm" svg:x="19.75cm" svg:y="7.5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6" draw:layer="layout" svg:x1="3.5cm" svg:y1="7.5cm" svg:x2="3.5cm" svg:y2="7cm">
          <text:p/>
        </draw:line>
        <draw:line draw:style-name="gr7" draw:text-style-name="P6" draw:layer="layout" svg:x1="5.5cm" svg:y1="7.5cm" svg:x2="5.5cm" svg:y2="7cm">
          <text:p/>
        </draw:line>
        <draw:line draw:style-name="gr7" draw:text-style-name="P6" draw:layer="layout" svg:x1="15cm" svg:y1="7.5cm" svg:x2="15cm" svg:y2="7cm">
          <text:p/>
        </draw:line>
        <draw:line draw:style-name="gr7" draw:text-style-name="P6" draw:layer="layout" svg:x1="20cm" svg:y1="7.5cm" svg:x2="20cm" svg:y2="7cm">
          <text:p/>
        </draw:line>
        <draw:line draw:style-name="gr8" draw:text-style-name="P6" xml:id="id2" draw:id="id2" draw:layer="layout" svg:x1="2.25cm" svg:y1="7cm" svg:x2="3.5cm" svg:y2="7cm">
          <text:p/>
        </draw:line>
        <draw:line draw:style-name="gr10" draw:text-style-name="P6" xml:id="id9" draw:id="id9" draw:layer="layout" svg:x1="20cm" svg:y1="7cm" svg:x2="22cm" svg:y2="7cm">
          <text:p/>
        </draw:line>
        <draw:line draw:style-name="gr11" draw:text-style-name="P6" draw:layer="layout" svg:x1="17.75cm" svg:y1="7.5cm" svg:x2="17.75cm" svg:y2="7cm">
          <text:p/>
        </draw:line>
        <draw:line draw:style-name="gr11" draw:text-style-name="P6" draw:layer="layout" svg:x1="12.75cm" svg:y1="7.5cm" svg:x2="12.75cm" svg:y2="7cm">
          <text:p/>
        </draw:line>
        <draw:line draw:style-name="gr11" draw:text-style-name="P6" draw:layer="layout" svg:x1="8cm" svg:y1="7.5cm" svg:x2="8cm" svg:y2="7cm">
          <text:p/>
        </draw:line>
        <draw:line draw:style-name="gr7" draw:text-style-name="P6" draw:layer="layout" svg:x1="10.25cm" svg:y1="7.5cm" svg:x2="10.25cm" svg:y2="7cm">
          <text:p/>
        </draw:line>
        <draw:line draw:style-name="gr12" draw:text-style-name="P6" xml:id="id3" draw:id="id3" draw:layer="layout" svg:x1="5.5cm" svg:y1="7cm" svg:x2="8cm" svg:y2="7cm">
          <text:p/>
        </draw:line>
        <draw:line draw:style-name="gr12" draw:text-style-name="P6" xml:id="id5" draw:id="id5" draw:layer="layout" svg:x1="10.25cm" svg:y1="7cm" svg:x2="12.75cm" svg:y2="7cm">
          <text:p/>
        </draw:line>
        <draw:line draw:style-name="gr12" draw:text-style-name="P6" xml:id="id7" draw:id="id7" draw:layer="layout" svg:x1="15cm" svg:y1="7cm" svg:x2="17.75cm" svg:y2="7cm">
          <text:p/>
        </draw:line>
        <draw:line draw:style-name="gr10" draw:text-style-name="P6" draw:layer="layout" svg:x1="22cm" svg:y1="7cm" svg:x2="22cm" svg:y2="11.25cm">
          <text:p/>
        </draw:line>
        <draw:line draw:style-name="gr8" draw:text-style-name="P6" draw:layer="layout" svg:x1="2.25cm" svg:y1="10.5cm" svg:x2="2.25cm" svg:y2="7cm">
          <text:p/>
        </draw:line>
        <draw:line draw:style-name="gr8" draw:text-style-name="P6" draw:layer="layout" svg:x1="2.25cm" svg:y1="10.5cm" svg:x2="3.75cm" svg:y2="10.5cm">
          <text:p/>
        </draw:line>
        <draw:custom-shape draw:style-name="gr18" draw:text-style-name="P8" xml:id="id10" draw:id="id10" draw:layer="layout" svg:width="2.25cm" svg:height="1.465cm" svg:x="3.5cm" svg:y="14.616cm">
          <text:p text:style-name="P7"><text:span text:style-name="T2">Arduino micro</text:span></text:p>
          <text:p text:style-name="P7"><text:span text:style-name="T2">&amp; АЦП</text:span></text:p>
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10" draw:layer="layout" svg:width="2.25cm" svg:height="1.953cm" svg:x="3.5cm" svg:y="16.052cm">
            <text:p text:style-name="P9"><text:span text:style-name="T3">RS485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name="опторазвязка" draw:style-name="gr20" draw:text-style-name="P12" draw:layer="layout" svg:width="1.5cm" svg:height="1.22cm" svg:x="3.75cm" svg:y="16.063cm">
            <text:p text:style-name="P11"><text:span text:style-name="T4">оптопара</text:span></text:p>
            <draw:enhanced-geometry svg:viewBox="0 0 21600 21600" draw:mirror-vertical="true" draw:mirror-horizont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line draw:style-name="gr12" draw:text-style-name="P6" draw:layer="layout" svg:x1="4.25cm" svg:y1="19.725cm" svg:x2="4.25cm" svg:y2="18.016cm">
          <text:p/>
        </draw:line>
        <draw:line draw:style-name="gr12" draw:text-style-name="P6" draw:layer="layout" svg:x1="4.75cm" svg:y1="19.237cm" svg:x2="4.75cm" svg:y2="18.016cm">
          <text:p/>
        </draw:line>
        <draw:custom-shape draw:style-name="gr17" draw:text-style-name="P16" draw:layer="layout" svg:width="0.001cm" svg:height="0.244cm" svg:x="4.25cm" svg:y="19.48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54cm" svg:height="0.15cm" svg:x="4.173cm" svg:y="19.6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54cm" svg:height="0.151cm" svg:x="4.672cm" svg:y="19.14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23cm" svg:y1="2.75cm" svg:x2="25cm" svg:y2="2.75cm">
          <text:p/>
        </draw:line>
        <draw:custom-shape draw:style-name="gr18" draw:text-style-name="P8" xml:id="id13" draw:id="id13" draw:layer="layout" svg:width="2.25cm" svg:height="1.465cm" svg:x="8.5cm" svg:y="14.601cm">
          <text:p text:style-name="P7"><text:span text:style-name="T2">Arduino micro</text:span></text:p>
          <text:p text:style-name="P7"><text:span text:style-name="T2">&amp; АЦП</text:span></text:p>
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10" draw:layer="layout" svg:width="2.25cm" svg:height="1.953cm" svg:x="8.5cm" svg:y="16.079cm">
            <text:p text:style-name="P9"><text:span text:style-name="T3">RS485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name="опторазвязка" draw:style-name="gr20" draw:text-style-name="P12" draw:layer="layout" svg:width="1.5cm" svg:height="1.22cm" svg:x="8.75cm" svg:y="16.09cm">
            <text:p text:style-name="P11"><text:span text:style-name="T4">оптопара</text:span></text:p>
            <draw:enhanced-geometry svg:viewBox="0 0 21600 21600" draw:mirror-vertical="true" draw:mirror-horizont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line draw:style-name="gr12" draw:text-style-name="P6" draw:layer="layout" svg:x1="9.25cm" svg:y1="19.752cm" svg:x2="9.25cm" svg:y2="18.043cm">
          <text:p/>
        </draw:line>
        <draw:line draw:style-name="gr12" draw:text-style-name="P6" draw:layer="layout" svg:x1="9.75cm" svg:y1="19.264cm" svg:x2="9.75cm" svg:y2="18.043cm">
          <text:p/>
        </draw:line>
        <draw:custom-shape draw:style-name="gr17" draw:text-style-name="P16" draw:layer="layout" svg:width="0.001cm" svg:height="0.244cm" svg:x="9.25cm" svg:y="19.50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54cm" svg:height="0.15cm" svg:x="9.173cm" svg:y="19.67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54cm" svg:height="0.151cm" svg:x="9.672cm" svg:y="19.1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16" draw:id="id16" draw:layer="layout" svg:width="2.25cm" svg:height="1.465cm" svg:x="13.5cm" svg:y="14.601cm">
          <text:p text:style-name="P7"><text:span text:style-name="T2">Arduino micro</text:span></text:p>
          <text:p text:style-name="P7"><text:span text:style-name="T2">&amp; АЦП</text:span></text:p>
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10" draw:layer="layout" svg:width="2.25cm" svg:height="1.953cm" svg:x="13.5cm" svg:y="16.079cm">
            <text:p text:style-name="P9"><text:span text:style-name="T3">RS485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name="опторазвязка" draw:style-name="gr20" draw:text-style-name="P12" draw:layer="layout" svg:width="1.5cm" svg:height="1.22cm" svg:x="13.75cm" svg:y="16.09cm">
            <text:p text:style-name="P11"><text:span text:style-name="T4">оптопара</text:span></text:p>
            <draw:enhanced-geometry svg:viewBox="0 0 21600 21600" draw:mirror-vertical="true" draw:mirror-horizont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line draw:style-name="gr12" draw:text-style-name="P6" draw:layer="layout" svg:x1="14.25cm" svg:y1="19.752cm" svg:x2="14.25cm" svg:y2="18.043cm">
          <text:p/>
        </draw:line>
        <draw:line draw:style-name="gr12" draw:text-style-name="P6" draw:layer="layout" svg:x1="14.75cm" svg:y1="19.264cm" svg:x2="14.75cm" svg:y2="18.043cm">
          <text:p/>
        </draw:line>
        <draw:custom-shape draw:style-name="gr17" draw:text-style-name="P16" draw:layer="layout" svg:width="0.001cm" svg:height="0.244cm" svg:x="14.25cm" svg:y="19.50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54cm" svg:height="0.15cm" svg:x="14.173cm" svg:y="19.67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54cm" svg:height="0.151cm" svg:x="14.672cm" svg:y="19.1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19" draw:id="id19" draw:layer="layout" svg:width="2.25cm" svg:height="1.465cm" svg:x="18.25cm" svg:y="14.566cm">
          <text:p text:style-name="P7"><text:span text:style-name="T2">Arduino micro</text:span></text:p>
          <text:p text:style-name="P7"><text:span text:style-name="T2">&amp; АЦП</text:span></text:p>
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10" draw:layer="layout" svg:width="2.25cm" svg:height="1.953cm" svg:x="18.25cm" svg:y="16.079cm">
            <text:p text:style-name="P9"><text:span text:style-name="T3">RS485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name="опторазвязка" draw:style-name="gr20" draw:text-style-name="P12" draw:layer="layout" svg:width="1.5cm" svg:height="1.22cm" svg:x="18.5cm" svg:y="16.09cm">
            <text:p text:style-name="P11"><text:span text:style-name="T4">оптопара</text:span></text:p>
            <draw:enhanced-geometry svg:viewBox="0 0 21600 21600" draw:mirror-vertical="true" draw:mirror-horizont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line draw:style-name="gr12" draw:text-style-name="P6" draw:layer="layout" svg:x1="19cm" svg:y1="19.752cm" svg:x2="19cm" svg:y2="18.043cm">
          <text:p/>
        </draw:line>
        <draw:line draw:style-name="gr12" draw:text-style-name="P6" draw:layer="layout" svg:x1="19.5cm" svg:y1="19.264cm" svg:x2="19.5cm" svg:y2="18.043cm">
          <text:p/>
        </draw:line>
        <draw:custom-shape draw:style-name="gr17" draw:text-style-name="P16" draw:layer="layout" svg:width="0.001cm" svg:height="0.244cm" svg:x="19cm" svg:y="19.50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54cm" svg:height="0.15cm" svg:x="18.923cm" svg:y="19.67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54cm" svg:height="0.151cm" svg:x="19.422cm" svg:y="19.1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4" draw:id="id4" draw:layer="layout" svg:width="2.25cm" svg:height="1.5cm" svg:x="7.75cm" svg:y="5cm">
          <text:p text:style-name="P7"><text:span text:style-name="T2">Arduino micro</text:span></text:p>
          <text:p text:style-name="P7"><text:span text:style-name="T2">&amp; АЦ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10" draw:layer="layout" svg:width="2.25cm" svg:height="2cm" svg:x="7.75cm" svg:y="3cm">
            <text:p text:style-name="P9"><text:span text:style-name="T3">RS485</text:span></text:p>
            <draw:enhanced-geometry svg:viewBox="0 0 21600 21600" draw:type="rectangle" draw:enhanced-path="M 0 0 L 21600 0 21600 21600 0 21600 0 0 Z N"/>
          </draw:custom-shape>
          <draw:custom-shape draw:name="опторазвязка" draw:style-name="gr14" draw:text-style-name="P12" draw:layer="layout" svg:width="1.5cm" svg:height="1.25cm" svg:x="8cm" svg:y="3.75cm">
            <text:p text:style-name="P11"><text:span text:style-name="T4">оптопара</text:span></text:p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line draw:style-name="gr12" draw:text-style-name="P6" draw:layer="layout" svg:x1="8.5cm" svg:y1="2cm" svg:x2="8.5cm" svg:y2="3cm">
          <text:p/>
        </draw:line>
        <draw:line draw:style-name="gr12" draw:text-style-name="P6" draw:layer="layout" svg:x1="9cm" svg:y1="2.5cm" svg:x2="9cm" svg:y2="3cm">
          <text:p/>
        </draw:line>
        <draw:custom-shape draw:style-name="gr17" draw:text-style-name="P16" draw:layer="layout" svg:width="0.001cm" svg:height="0.25cm" svg:x="8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54cm" svg:height="0.154cm" svg:x="8.423cm" svg:y="1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54cm" svg:height="0.154cm" svg:x="8.922cm" svg:y="2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10" draw:layer="layout" svg:width="2.25cm" svg:height="2cm" svg:x="13cm" svg:y="3cm">
            <text:p text:style-name="P9"><text:span text:style-name="T3">RS485</text:span></text:p>
            <draw:enhanced-geometry svg:viewBox="0 0 21600 21600" draw:type="rectangle" draw:enhanced-path="M 0 0 L 21600 0 21600 21600 0 21600 0 0 Z N"/>
          </draw:custom-shape>
          <draw:custom-shape draw:name="опторазвязка" draw:style-name="gr14" draw:text-style-name="P12" draw:layer="layout" svg:width="1.5cm" svg:height="1.25cm" svg:x="13.25cm" svg:y="3.75cm">
            <text:p text:style-name="P11"><text:span text:style-name="T4">оптопара</text:span></text:p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line draw:style-name="gr12" draw:text-style-name="P6" draw:layer="layout" svg:x1="13.75cm" svg:y1="2cm" svg:x2="13.75cm" svg:y2="3cm">
          <text:p/>
        </draw:line>
        <draw:line draw:style-name="gr12" draw:text-style-name="P6" draw:layer="layout" svg:x1="14.25cm" svg:y1="2.5cm" svg:x2="14.25cm" svg:y2="3cm">
          <text:p/>
        </draw:line>
        <draw:custom-shape draw:style-name="gr17" draw:text-style-name="P16" draw:layer="layout" svg:width="0.001cm" svg:height="0.25cm" svg:x="13.7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54cm" svg:height="0.154cm" svg:x="13.673cm" svg:y="1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54cm" svg:height="0.154cm" svg:x="14.172cm" svg:y="2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10" draw:layer="layout" svg:width="2.25cm" svg:height="2cm" svg:x="18cm" svg:y="3.077cm">
            <text:p text:style-name="P9"><text:span text:style-name="T3">RS485</text:span></text:p>
            <draw:enhanced-geometry svg:viewBox="0 0 21600 21600" draw:type="rectangle" draw:enhanced-path="M 0 0 L 21600 0 21600 21600 0 21600 0 0 Z N"/>
          </draw:custom-shape>
          <draw:custom-shape draw:name="опторазвязка" draw:style-name="gr14" draw:text-style-name="P12" draw:layer="layout" svg:width="1.5cm" svg:height="1.25cm" svg:x="18.25cm" svg:y="3.827cm">
            <text:p text:style-name="P11"><text:span text:style-name="T4">оптопара</text:span></text:p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line draw:style-name="gr12" draw:text-style-name="P6" draw:layer="layout" svg:x1="18.75cm" svg:y1="2.077cm" svg:x2="18.75cm" svg:y2="3.077cm">
          <text:p/>
        </draw:line>
        <draw:line draw:style-name="gr12" draw:text-style-name="P6" draw:layer="layout" svg:x1="19.25cm" svg:y1="2.577cm" svg:x2="19.25cm" svg:y2="3.077cm">
          <text:p/>
        </draw:line>
        <draw:custom-shape draw:style-name="gr17" draw:text-style-name="P16" draw:layer="layout" svg:width="0.001cm" svg:height="0.25cm" svg:x="18.75cm" svg:y="2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54cm" svg:height="0.154cm" svg:x="18.67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54cm" svg:height="0.154cm" svg:x="19.17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6" draw:id="id6" draw:layer="layout" svg:width="2.25cm" svg:height="1.5cm" svg:x="13cm" svg:y="5cm">
          <text:p text:style-name="P7"><text:span text:style-name="T2">Arduino micro</text:span></text:p>
          <text:p text:style-name="P7"><text:span text:style-name="T2">&amp; АЦ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8" draw:id="id8" draw:layer="layout" svg:width="2.25cm" svg:height="1.5cm" svg:x="18cm" svg:y="5.077cm">
          <text:p text:style-name="P7"><text:span text:style-name="T2">Arduino micro</text:span></text:p>
          <text:p text:style-name="P7"><text:span text:style-name="T2">&amp; АЦ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20.25cm" svg:y1="19.25cm" svg:x2="1cm" svg:y2="19.25cm">
          <text:p/>
        </draw:line>
        <draw:line draw:style-name="gr12" draw:text-style-name="P6" draw:layer="layout" svg:x1="20.25cm" svg:y1="19.75cm" svg:x2="1.75cm" svg:y2="19.75cm">
          <text:p/>
        </draw:line>
        <draw:line draw:style-name="gr12" draw:text-style-name="P6" draw:layer="layout" svg:x1="1.75cm" svg:y1="2.5cm" svg:x2="1.75cm" svg:y2="19.75cm">
          <text:p/>
        </draw:line>
        <draw:line draw:style-name="gr12" draw:text-style-name="P6" draw:layer="layout" svg:x1="1cm" svg:y1="2cm" svg:x2="1cm" svg:y2="19.25cm">
          <text:p/>
        </draw:line>
        <draw:connector draw:style-name="gr21" draw:text-style-name="P16" draw:layer="layout" draw:line-skew="1.291cm -1.041cm" svg:x1="3.5cm" svg:y1="5.75cm" svg:x2="3.5cm" svg:y2="7cm" draw:start-shape="id1" draw:start-glue-point="3" draw:end-shape="id2" draw:end-glue-point="1" svg:d="M3500 5750h-500v750h500v500" svg:viewBox="0 0 501 1251">
          <text:p/>
        </draw:connector>
        <draw:connector draw:style-name="gr21" draw:text-style-name="P16" draw:layer="layout" draw:line-skew="-2.501cm -0.751cm" svg:x1="5.75cm" svg:y1="5.75cm" svg:x2="5.5cm" svg:y2="7cm" draw:start-shape="id1" draw:start-glue-point="1" draw:end-shape="id3" draw:end-glue-point="3" svg:d="M5750 5750h250v1000h-500v250" svg:viewBox="0 0 501 1251">
          <text:p/>
        </draw:connector>
        <draw:connector draw:style-name="gr21" draw:text-style-name="P16" draw:layer="layout" draw:line-skew="2.501cm -0.751cm" svg:x1="7.75cm" svg:y1="5.75cm" svg:x2="8cm" svg:y2="7cm" draw:start-shape="id4" draw:start-glue-point="3" draw:end-shape="id3" draw:end-glue-point="1" svg:d="M7750 5750h-250v1000h500v250" svg:viewBox="0 0 501 1251">
          <text:p/>
        </draw:connector>
        <draw:connector draw:style-name="gr21" draw:text-style-name="P16" draw:layer="layout" draw:line-skew="-2.501cm -1.001cm" svg:x1="10cm" svg:y1="5.75cm" svg:x2="10.25cm" svg:y2="7cm" draw:start-shape="id4" draw:start-glue-point="1" draw:end-shape="id5" draw:end-glue-point="3" svg:d="M10000 5750h750v750h-500v500" svg:viewBox="0 0 751 1251">
          <text:p/>
        </draw:connector>
        <draw:connector draw:style-name="gr21" draw:text-style-name="P16" draw:layer="layout" draw:line-skew="2.501cm -1.001cm" svg:x1="13cm" svg:y1="5.75cm" svg:x2="12.75cm" svg:y2="7cm" draw:start-shape="id6" draw:start-glue-point="3" draw:end-shape="id5" draw:end-glue-point="1" svg:d="M13000 5750h-750v750h500v500" svg:viewBox="0 0 751 1251">
          <text:p/>
        </draw:connector>
        <draw:connector draw:style-name="gr21" draw:text-style-name="P16" draw:layer="layout" draw:line-skew="-2.751cm -0.751cm" svg:x1="15.25cm" svg:y1="5.75cm" svg:x2="15cm" svg:y2="7cm" draw:start-shape="id6" draw:start-glue-point="1" draw:end-shape="id7" draw:end-glue-point="3" svg:d="M15250 5750h250v1000h-500v250" svg:viewBox="0 0 501 1251">
          <text:p/>
        </draw:connector>
        <draw:connector draw:style-name="gr21" draw:text-style-name="P16" draw:layer="layout" draw:line-skew="3.001cm -1.001cm" svg:x1="18cm" svg:y1="5.827cm" svg:x2="17.75cm" svg:y2="7cm" draw:start-shape="id8" draw:start-glue-point="3" draw:end-shape="id7" draw:end-glue-point="1" svg:d="M18000 5827h-500v673h250v500" svg:viewBox="0 0 501 1174">
          <text:p/>
        </draw:connector>
        <draw:connector draw:style-name="gr21" draw:text-style-name="P16" draw:layer="layout" draw:line-skew="-1.751cm -0.751cm" svg:x1="20.25cm" svg:y1="5.827cm" svg:x2="20cm" svg:y2="7cm" draw:start-shape="id8" draw:start-glue-point="1" draw:end-shape="id9" draw:end-glue-point="3" svg:d="M20250 5827h500v923h-750v250" svg:viewBox="0 0 751 1174">
          <text:p/>
        </draw:connector>
        <draw:connector draw:style-name="gr21" draw:text-style-name="P16" draw:layer="layout" svg:x1="3.5cm" svg:y1="15.35cm" svg:x2="3.75cm" svg:y2="11.75cm" draw:start-shape="id10" draw:start-glue-point="1" draw:end-shape="id11" draw:end-glue-point="2" svg:d="M3500 15350h-517v-3600h767" svg:viewBox="0 0 768 3601">
          <text:p/>
        </draw:connector>
        <draw:connector draw:style-name="gr21" draw:text-style-name="P16" draw:layer="layout" draw:line-skew="0.232cm -1.438cm" svg:x1="5.75cm" svg:y1="15.35cm" svg:x2="5.75cm" svg:y2="11.25cm" draw:start-shape="id10" draw:start-glue-point="3" draw:end-shape="id12" draw:end-glue-point="3" svg:d="M5750 15350h750v-3855h-750v-245" svg:viewBox="0 0 751 4101">
          <text:p/>
        </draw:connector>
        <draw:connector draw:style-name="gr21" draw:text-style-name="P16" draw:layer="layout" svg:x1="8.5cm" svg:y1="15.335cm" svg:x2="8.25cm" svg:y2="11.75cm" draw:start-shape="id13" draw:start-glue-point="1" draw:end-shape="id14" draw:end-glue-point="2" svg:d="M8500 15335h-777v-3585h527" svg:viewBox="0 0 778 3586">
          <text:p/>
        </draw:connector>
        <draw:connector draw:style-name="gr21" draw:text-style-name="P16" draw:layer="layout" svg:x1="10.75cm" svg:y1="15.335cm" svg:x2="10.5cm" svg:y2="11.75cm" draw:start-shape="id13" draw:start-glue-point="3" draw:end-shape="id15" draw:end-glue-point="2" svg:d="M10750 15335h518v-3585h-768" svg:viewBox="0 0 769 3586">
          <text:p/>
        </draw:connector>
        <draw:connector draw:style-name="gr21" draw:text-style-name="P16" draw:layer="layout" svg:x1="13.5cm" svg:y1="15.335cm" svg:x2="13cm" svg:y2="11.75cm" draw:start-shape="id16" draw:start-glue-point="1" draw:end-shape="id17" draw:end-glue-point="2" svg:d="M13500 15335h-1027v-3585h527" svg:viewBox="0 0 1028 3586">
          <text:p/>
        </draw:connector>
        <draw:connector draw:style-name="gr21" draw:text-style-name="P16" draw:layer="layout" svg:x1="15.75cm" svg:y1="15.335cm" svg:x2="15.25cm" svg:y2="11.5cm" draw:start-shape="id16" draw:start-glue-point="3" draw:end-shape="id18" draw:end-glue-point="1" svg:d="M15750 15335h518v-3835h-1018" svg:viewBox="0 0 1019 3836">
          <text:p/>
        </draw:connector>
        <draw:connector draw:style-name="gr21" draw:text-style-name="P16" draw:layer="layout" svg:x1="18.25cm" svg:y1="15.3cm" svg:x2="18cm" svg:y2="11.5cm" draw:start-shape="id19" draw:start-glue-point="1" draw:end-shape="id20" draw:end-glue-point="1" svg:d="M18250 15300h-777v-3800h527" svg:viewBox="0 0 778 3801">
          <text:p/>
        </draw:connector>
        <draw:connector draw:style-name="gr21" draw:text-style-name="P16" draw:layer="layout" svg:x1="20.5cm" svg:y1="15.3cm" svg:x2="20.25cm" svg:y2="11.75cm" draw:start-shape="id19" draw:start-glue-point="3" draw:end-shape="id21" draw:end-glue-point="2" svg:d="M20500 15300h518v-3550h-768" svg:viewBox="0 0 769 3551">
          <text:p/>
        </draw:connector>
      </draw:page>
      <draw:page draw:name="page2" draw:style-name="dp1" draw:master-page-name="Обычный">
        <draw:custom-shape draw:style-name="gr22" draw:text-style-name="P17" draw:layer="layout" svg:width="5.75cm" svg:height="10.75cm" svg:x="10.5cm" svg:y="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5cm" svg:height="0.5cm" svg:x="10.7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cm" svg:height="0.5cm" svg:x="15.5cm" svg:y="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cm" svg:height="0.5cm" svg:x="10.75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cm" svg:height="0.5cm" svg:x="15.501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1cm" svg:y="5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1cm" svg:y="7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1cm" svg:y="8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1cm" svg:y="8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1cm" svg:y="9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cm" svg:y="9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1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4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cm" svg:y="11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4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5.746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5.747cm" svg:y="5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35" draw:id="id35" draw:layer="layout" svg:width="0.25cm" svg:height="0.25cm" svg:x="15.746cm" svg:y="6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37" draw:id="id37" draw:layer="layout" svg:width="0.25cm" svg:height="0.25cm" svg:x="15.747cm" svg:y="7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39" draw:id="id39" draw:layer="layout" svg:width="0.25cm" svg:height="0.25cm" svg:x="15.746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41" draw:id="id41" draw:layer="layout" svg:width="0.25cm" svg:height="0.25cm" svg:x="15.747cm" svg:y="8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58" draw:id="id58" draw:layer="layout" svg:width="0.25cm" svg:height="0.25cm" svg:x="15.747cm" svg:y="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5.747cm" svg:y="9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5.746cm" svg:y="9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50" draw:id="id50" draw:layer="layout" svg:width="0.25cm" svg:height="0.25cm" svg:x="15.747cm" svg:y="10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48" draw:id="id48" draw:layer="layout" svg:width="0.25cm" svg:height="0.25cm" svg:x="15.745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52" draw:id="id52" draw:layer="layout" svg:width="0.25cm" svg:height="0.25cm" svg:x="15.746cm" svg:y="1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5.746cm" svg:y="11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5.75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5.746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cm" svg:height="1.75cm" svg:x="12cm" svg:y="4cm">
          <text:p text:style-name="P3">USB</text:p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0.959cm" svg:height="0.607cm" svg:x="10.89cm" svg:y="12.893cm">
          <draw:text-box>
            <text:p>Vin</text:p>
          </draw:text-box>
        </draw:frame>
        <draw:frame draw:style-name="gr25" draw:text-style-name="P18" draw:layer="layout" svg:width="1.205cm" svg:height="0.607cm" svg:x="11cm" svg:y="12.393cm">
          <draw:text-box>
            <text:p>GRN</text:p>
          </draw:text-box>
        </draw:frame>
        <draw:frame draw:style-name="gr26" draw:text-style-name="P18" draw:layer="layout" svg:width="1.25cm" svg:height="0.607cm" svg:x="11cm" svg:y="11.893cm">
          <draw:text-box>
            <text:p>RST</text:p>
          </draw:text-box>
        </draw:frame>
        <draw:custom-shape draw:style-name="gr17" draw:text-style-name="P16" xml:id="id62" draw:id="id62" draw:layer="layout" svg:width="0.25cm" svg:height="0.25cm" svg:x="10.751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2cm" svg:y="5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1cm" svg:y="6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2cm" svg:y="7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45" draw:id="id45" draw:layer="layout" svg:width="0.25cm" svg:height="0.25cm" svg:x="10.75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66" draw:id="id66" draw:layer="layout" svg:width="0.25cm" svg:height="0.25cm" svg:x="10.752cm" svg:y="8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2cm" svg:y="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2cm" svg:y="9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1cm" svg:y="9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2cm" svg:y="10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43" draw:id="id43" draw:layer="layout" svg:width="0.25cm" svg:height="0.25cm" svg:x="10.751cm" svg:y="1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10.75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28" draw:id="id28" draw:layer="layout" svg:width="0.25cm" svg:height="0.25cm" svg:x="10.755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27" draw:id="id27" draw:layer="layout" svg:width="0.25cm" svg:height="0.25cm" svg:x="10.751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cm" svg:height="0.607cm" svg:x="11cm" svg:y="11.25cm">
          <draw:text-box>
            <text:p>5V</text:p>
          </draw:text-box>
        </draw:frame>
        <draw:frame draw:style-name="gr26" draw:text-style-name="P18" draw:layer="layout" svg:width="1cm" svg:height="0.607cm" svg:x="11cm" svg:y="10.893cm">
          <draw:text-box>
            <text:p>A7</text:p>
          </draw:text-box>
        </draw:frame>
        <draw:frame draw:style-name="gr26" draw:text-style-name="P18" draw:layer="layout" svg:width="1cm" svg:height="0.607cm" svg:x="11cm" svg:y="10.143cm">
          <draw:text-box>
            <text:p>A6</text:p>
          </draw:text-box>
        </draw:frame>
        <draw:frame draw:style-name="gr26" draw:text-style-name="P18" draw:layer="layout" svg:width="1cm" svg:height="0.607cm" svg:x="11.06cm" svg:y="9.87cm">
          <draw:text-box>
            <text:p>A5</text:p>
          </draw:text-box>
        </draw:frame>
        <draw:frame draw:style-name="gr26" draw:text-style-name="P18" draw:layer="layout" svg:width="1cm" svg:height="0.607cm" svg:x="11cm" svg:y="9.393cm">
          <draw:text-box>
            <text:p>A4</text:p>
          </draw:text-box>
        </draw:frame>
        <draw:frame draw:style-name="gr26" draw:text-style-name="P18" draw:layer="layout" svg:width="1cm" svg:height="0.607cm" svg:x="11cm" svg:y="8.75cm">
          <draw:text-box>
            <text:p>A3</text:p>
          </draw:text-box>
        </draw:frame>
        <draw:frame draw:style-name="gr26" draw:text-style-name="P18" draw:layer="layout" svg:width="1cm" svg:height="0.607cm" svg:x="11cm" svg:y="8.25cm">
          <draw:text-box>
            <text:p>A2</text:p>
          </draw:text-box>
        </draw:frame>
        <draw:frame draw:style-name="gr26" draw:text-style-name="P18" draw:layer="layout" svg:width="1cm" svg:height="0.607cm" svg:x="11cm" svg:y="7.893cm">
          <draw:text-box>
            <text:p>A1</text:p>
          </draw:text-box>
        </draw:frame>
        <draw:frame draw:style-name="gr26" draw:text-style-name="P18" draw:layer="layout" svg:width="1cm" svg:height="0.607cm" svg:x="11cm" svg:y="7cm">
          <draw:text-box>
            <text:p>A0</text:p>
          </draw:text-box>
        </draw:frame>
        <draw:frame draw:style-name="gr27" draw:text-style-name="P18" draw:layer="layout" svg:width="1.25cm" svg:height="0.963cm" svg:x="11cm" svg:y="6.643cm">
          <draw:text-box>
            <text:p>RET</text:p>
          </draw:text-box>
        </draw:frame>
        <draw:frame draw:style-name="gr27" draw:text-style-name="P18" draw:layer="layout" svg:width="1.25cm" svg:height="0.963cm" svg:x="11cm" svg:y="5.5cm">
          <draw:text-box>
            <text:p>3.3v</text:p>
          </draw:text-box>
        </draw:frame>
        <draw:frame draw:style-name="gr27" draw:text-style-name="P18" draw:layer="layout" svg:width="1.25cm" svg:height="0.963cm" svg:x="11cm" svg:y="5.037cm">
          <draw:text-box>
            <text:p>D13</text:p>
          </draw:text-box>
        </draw:frame>
        <draw:frame draw:style-name="gr25" draw:text-style-name="P18" draw:layer="layout" svg:width="1.205cm" svg:height="0.607cm" svg:x="14.5cm" svg:y="11.25cm">
          <draw:text-box>
            <text:p>GRN</text:p>
          </draw:text-box>
        </draw:frame>
        <draw:frame draw:style-name="gr28" draw:text-style-name="P18" draw:layer="layout" svg:width="1.086cm" svg:height="0.607cm" svg:x="14.5cm" svg:y="12.893cm">
          <draw:text-box>
            <text:p>TX1</text:p>
          </draw:text-box>
        </draw:frame>
        <draw:frame draw:style-name="gr29" draw:text-style-name="P18" draw:layer="layout" svg:width="1.12cm" svg:height="0.607cm" svg:x="14.5cm" svg:y="12.393cm">
          <draw:text-box>
            <text:p>RX0</text:p>
          </draw:text-box>
        </draw:frame>
        <draw:frame draw:style-name="gr26" draw:text-style-name="P18" draw:layer="layout" svg:width="1.25cm" svg:height="0.607cm" svg:x="14.5cm" svg:y="11.643cm">
          <draw:text-box>
            <text:p>RST</text:p>
          </draw:text-box>
        </draw:frame>
        <draw:frame draw:style-name="gr26" draw:text-style-name="P18" draw:layer="layout" svg:width="1cm" svg:height="0.607cm" svg:x="14.75cm" svg:y="10.75cm">
          <draw:text-box>
            <text:p>D2</text:p>
          </draw:text-box>
        </draw:frame>
        <draw:frame draw:style-name="gr26" draw:text-style-name="P18" draw:layer="layout" svg:width="1cm" svg:height="0.607cm" svg:x="14.75cm" svg:y="10.143cm">
          <draw:text-box>
            <text:p>D3</text:p>
          </draw:text-box>
        </draw:frame>
        <draw:frame draw:style-name="gr26" draw:text-style-name="P18" draw:layer="layout" svg:width="1cm" svg:height="0.607cm" svg:x="14.75cm" svg:y="9.75cm">
          <draw:text-box>
            <text:p>D4</text:p>
          </draw:text-box>
        </draw:frame>
        <draw:frame draw:style-name="gr26" draw:text-style-name="P18" draw:layer="layout" svg:width="1cm" svg:height="0.607cm" svg:x="14.75cm" svg:y="9.25cm">
          <draw:text-box>
            <text:p>D5</text:p>
          </draw:text-box>
        </draw:frame>
        <draw:frame draw:style-name="gr26" draw:text-style-name="P18" draw:layer="layout" svg:width="1cm" svg:height="0.607cm" svg:x="14.75cm" svg:y="8.643cm">
          <draw:text-box>
            <text:p>D6</text:p>
          </draw:text-box>
        </draw:frame>
        <draw:frame draw:style-name="gr26" draw:text-style-name="P18" draw:layer="layout" svg:width="1cm" svg:height="0.607cm" svg:x="14.75cm" svg:y="8.25cm">
          <draw:text-box>
            <text:p>D7</text:p>
          </draw:text-box>
        </draw:frame>
        <draw:frame draw:style-name="gr26" draw:text-style-name="P18" draw:layer="layout" svg:width="1cm" svg:height="0.607cm" svg:x="14.75cm" svg:y="7.893cm">
          <draw:text-box>
            <text:p>D8</text:p>
          </draw:text-box>
        </draw:frame>
        <draw:frame draw:style-name="gr26" draw:text-style-name="P18" draw:layer="layout" svg:width="1cm" svg:height="0.607cm" svg:x="14.75cm" svg:y="7cm">
          <draw:text-box>
            <text:p>D9</text:p>
          </draw:text-box>
        </draw:frame>
        <draw:frame draw:style-name="gr26" draw:text-style-name="P18" draw:layer="layout" svg:width="1.25cm" svg:height="0.607cm" svg:x="14.621cm" svg:y="6.643cm">
          <draw:text-box>
            <text:p>D10</text:p>
          </draw:text-box>
        </draw:frame>
        <draw:frame draw:style-name="gr26" draw:text-style-name="P18" xml:id="id33" draw:id="id33" draw:layer="layout" svg:width="1.25cm" svg:height="0.607cm" svg:x="14.75cm" svg:y="5.5cm">
          <draw:text-box>
            <text:p>D11</text:p>
          </draw:text-box>
        </draw:frame>
        <draw:frame draw:style-name="gr26" draw:text-style-name="P18" xml:id="id31" draw:id="id31" draw:layer="layout" svg:width="1.25cm" svg:height="0.607cm" svg:x="14.856cm" svg:y="5.143cm">
          <draw:text-box>
            <text:p>D12</text:p>
          </draw:text-box>
        </draw:frame>
        <draw:custom-shape draw:style-name="gr30" draw:text-style-name="P16" xml:id="id22" draw:id="id22" draw:layer="layout" svg:width="1.5cm" svg:height="1.5cm" svg:x="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xml:id="id24" draw:id="id24" draw:layer="layout" svg:width="1.5cm" svg:height="1.5cm" svg:x="1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6" draw:layer="layout" svg:x1="2.5cm" svg:y1="5.25cm" svg:x2="3.75cm" svg:y2="6.75cm" draw:start-shape="id22" draw:start-glue-point="10" draw:end-shape="id23" svg:d="M2500 5250h1250v1500" svg:viewBox="0 0 1251 1501">
          <text:p/>
        </draw:connector>
        <draw:g xml:id="id23" draw:id="id23">
          <draw:custom-shape draw:style-name="gr32" draw:text-style-name="P16" draw:layer="layout" svg:width="1cm" svg:height="2cm" svg:x="3cm" svg:y="7.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6" draw:layer="layout" svg:x1="4.5cm" svg:y1="6.75cm" svg:x2="3.5cm" svg:y2="6.75cm">
            <text:p/>
          </draw:line>
          <draw:line draw:style-name="gr12" draw:text-style-name="P6" draw:layer="layout" svg:x1="4.5cm" svg:y1="8.25cm" svg:x2="4.5cm" svg:y2="6.75cm">
            <text:p/>
          </draw:line>
          <draw:line draw:style-name="gr33" draw:text-style-name="P6" draw:layer="layout" svg:x1="4.5cm" svg:y1="8.25cm" svg:x2="4cm" svg:y2="8.25cm">
            <text:p/>
          </draw:line>
        </draw:g>
        <draw:custom-shape draw:style-name="gr32" draw:text-style-name="P16" draw:layer="layout" svg:width="1cm" svg:height="2cm" svg:x="3cm" svg:y="1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2" draw:text-style-name="P6" xml:id="id25" draw:id="id25" draw:layer="layout" svg:x1="4.5cm" svg:y1="15.5cm" svg:x2="3.5cm" svg:y2="15.5cm">
          <text:p/>
        </draw:line>
        <draw:line draw:style-name="gr12" draw:text-style-name="P6" draw:layer="layout" svg:x1="4.5cm" svg:y1="13.75cm" svg:x2="4.5cm" svg:y2="15.5cm">
          <text:p/>
        </draw:line>
        <draw:line draw:style-name="gr33" draw:text-style-name="P6" draw:layer="layout" svg:x1="4.5cm" svg:y1="13.75cm" svg:x2="4cm" svg:y2="13.75cm">
          <text:p/>
        </draw:line>
        <draw:line draw:style-name="gr12" draw:text-style-name="P6" draw:layer="layout" svg:x1="3.5cm" svg:y1="9.5cm" svg:x2="3.5cm" svg:y2="13cm">
          <text:p/>
        </draw:line>
        <draw:connector draw:style-name="gr34" draw:text-style-name="P16" draw:layer="layout" svg:x1="2.5cm" svg:y1="17.5cm" svg:x2="3.5cm" svg:y2="15.5cm" draw:start-shape="id24" draw:start-glue-point="10" draw:end-shape="id25" draw:end-glue-point="3" svg:d="M2500 17500h1000v-2000" svg:viewBox="0 0 1001 2001">
          <text:p/>
        </draw:connector>
        <draw:custom-shape draw:style-name="gr35" draw:text-style-name="P17" draw:layer="measurelines" svg:width="9.75cm" svg:height="3.5cm" svg:x="18.75cm" svg:y="3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measurelines" svg:width="8.5cm" svg:height="1.75cm" svg:x="19.25cm" svg:y="4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measurelines" svg:width="0.25cm" svg:height="0.25cm" svg:x="1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measurelines" svg:width="0.25cm" svg:height="0.25cm" svg:x="19.5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44" draw:id="id44" draw:layer="measurelines" svg:width="0.25cm" svg:height="0.25cm" svg:x="20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30" draw:id="id30" draw:layer="measurelines" svg:width="0.25cm" svg:height="0.25cm" svg:x="2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measurelines" svg:width="0.25cm" svg:height="0.25cm" svg:x="2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32" draw:id="id32" draw:layer="measurelines" svg:width="0.25cm" svg:height="0.25cm" svg:x="21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measurelines" svg:width="0.25cm" svg:height="0.25cm" svg:x="22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measurelines" svg:width="0.25cm" svg:height="0.25cm" svg:x="2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measurelines" svg:width="0.25cm" svg:height="0.25cm" svg:x="2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measurelines" svg:width="0.25cm" svg:height="0.25cm" svg:x="23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34" draw:id="id34" draw:layer="measurelines" svg:width="0.25cm" svg:height="0.25cm" svg:x="2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36" draw:id="id36" draw:layer="measurelines" svg:width="0.25cm" svg:height="0.25cm" svg:x="24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38" draw:id="id38" draw:layer="measurelines" svg:width="0.25cm" svg:height="0.25cm" svg:x="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40" draw:id="id40" draw:layer="measurelines" svg:width="0.25cm" svg:height="0.25cm" svg:x="25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measurelines" svg:width="0.25cm" svg:height="0.25cm" svg:x="2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8" draw:layer="measurelines" svg:width="0.921cm" svg:height="0.489cm" draw:transform="rotate (1.5707963267949) translate (18.881cm 4.671cm)">
          <draw:text-box>
            <text:p><text:span text:style-name="T7">VSS</text:span></text:p>
          </draw:text-box>
        </draw:frame>
        <draw:custom-shape draw:style-name="gr39" draw:text-style-name="P19" draw:layer="measurelines" svg:width="3.25cm" svg:height="2.5cm" svg:x="5.75cm" svg:y="14.5cm">
          <text:p text:style-name="P3">DC-DC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measurelines" svg:width="0.25cm" svg:height="0.25cm" svg:x="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measurelines" svg:width="0.25cm" svg:height="0.25cm" svg:x="6cm" svg:y="1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64" draw:id="id64" draw:layer="measurelines" svg:width="0.25cm" svg:height="0.25cm" svg:x="6.0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measurelines" svg:width="0.25cm" svg:height="0.25cm" svg:x="6.001cm" svg:y="1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26" draw:id="id26" draw:layer="measurelines" svg:width="0.25cm" svg:height="0.25cm" svg:x="8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29" draw:id="id29" draw:layer="measurelines" svg:width="0.25cm" svg:height="0.25cm" svg:x="8.5cm" svg:y="1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measurelines" svg:x1="6.168cm" svg:y1="16.402cm" svg:x2="3.5cm" svg:y2="16.393cm">
          <text:p/>
        </draw:line>
        <draw:custom-shape draw:style-name="gr37" draw:text-style-name="P16" xml:id="id46" draw:id="id46" draw:layer="measurelines" svg:width="0.25cm" svg:height="0.25cm" svg:x="3.332cm" svg:y="10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6" draw:layer="layout" draw:line-skew="0.499cm" svg:x1="8.75cm" svg:y1="15.125cm" svg:x2="10.751cm" svg:y2="13.126cm" draw:start-shape="id26" draw:start-glue-point="10" draw:end-shape="id27" draw:end-glue-point="6" svg:d="M8750 15125h1500v-1999h501" svg:viewBox="0 0 2002 2000">
          <text:p/>
        </draw:connector>
        <draw:connector draw:style-name="gr34" draw:text-style-name="P16" draw:layer="layout" draw:line-skew="0.247cm" svg:x1="10.791cm" svg:y1="12.715cm" svg:x2="8.75cm" svg:y2="16.375cm" draw:start-shape="id28" draw:start-glue-point="7" draw:end-shape="id29" draw:end-glue-point="10" svg:d="M10791 12715h-791v3660h-1250" svg:viewBox="0 0 2042 3661">
          <text:p/>
        </draw:connector>
        <draw:frame draw:style-name="gr41" draw:text-style-name="P18" draw:layer="measurelines" svg:width="0.947cm" svg:height="0.489cm" draw:transform="rotate (1.5707963267949) translate (19.37cm 4.592cm)">
          <draw:text-box>
            <text:p><text:span text:style-name="T7">VDD</text:span></text:p>
          </draw:text-box>
        </draw:frame>
        <draw:frame draw:style-name="gr42" draw:text-style-name="P18" draw:layer="measurelines" svg:width="0.76cm" svg:height="0.489cm" draw:transform="rotate (1.5707963267949) translate (19.859cm 4.472cm)">
          <draw:text-box>
            <text:p><text:span text:style-name="T7">V0</text:span></text:p>
          </draw:text-box>
        </draw:frame>
        <draw:frame draw:style-name="gr43" draw:text-style-name="P18" draw:layer="measurelines" svg:width="0.794cm" svg:height="0.489cm" draw:transform="rotate (1.5707963267949) translate (20.348cm 4.5cm)">
          <draw:text-box>
            <text:p><text:span text:style-name="T7">RS</text:span></text:p>
          </draw:text-box>
        </draw:frame>
        <draw:frame draw:style-name="gr44" draw:text-style-name="P18" draw:layer="measurelines" svg:width="0.849cm" svg:height="0.489cm" draw:transform="rotate (1.5707963267949) translate (20.761cm 4.5cm)">
          <draw:text-box>
            <text:p><text:span text:style-name="T7">RW</text:span></text:p>
          </draw:text-box>
        </draw:frame>
        <draw:frame draw:style-name="gr45" draw:text-style-name="P18" draw:layer="measurelines" svg:width="0.75cm" svg:height="0.489cm" draw:transform="rotate (1.5707963267949) translate (21.42cm 4.5cm)">
          <draw:text-box>
            <text:p><text:span text:style-name="T7">E</text:span></text:p>
          </draw:text-box>
        </draw:frame>
        <draw:frame draw:style-name="gr46" draw:text-style-name="P18" draw:layer="measurelines" svg:width="0.913cm" svg:height="0.489cm" draw:transform="rotate (1.5707963267949) translate (21.909cm 4.5cm)">
          <draw:text-box>
            <text:p><text:span text:style-name="T7">DB0</text:span></text:p>
          </draw:text-box>
        </draw:frame>
        <draw:frame draw:style-name="gr46" draw:text-style-name="P18" draw:layer="measurelines" svg:width="0.913cm" svg:height="0.489cm" draw:transform="rotate (1.5707963267949) translate (22.409cm 4.5cm)">
          <draw:text-box>
            <text:p><text:span text:style-name="T7">DB1</text:span></text:p>
          </draw:text-box>
        </draw:frame>
        <draw:frame draw:style-name="gr46" draw:text-style-name="P18" draw:layer="measurelines" svg:width="0.913cm" svg:height="0.489cm" draw:transform="rotate (1.5707963267949) translate (22.909cm 4.5cm)">
          <draw:text-box>
            <text:p><text:span text:style-name="T7">DB2</text:span></text:p>
          </draw:text-box>
        </draw:frame>
        <draw:frame draw:style-name="gr46" draw:text-style-name="P18" draw:layer="measurelines" svg:width="0.913cm" svg:height="0.489cm" draw:transform="rotate (1.5707963267949) translate (23.409cm 4.5cm)">
          <draw:text-box>
            <text:p><text:span text:style-name="T7">DB3</text:span></text:p>
          </draw:text-box>
        </draw:frame>
        <draw:frame draw:style-name="gr46" draw:text-style-name="P18" draw:layer="measurelines" svg:width="0.913cm" svg:height="0.489cm" draw:transform="rotate (1.5707963267949) translate (23.898cm 4.5cm)">
          <draw:text-box>
            <text:p><text:span text:style-name="T7">DB4</text:span></text:p>
          </draw:text-box>
        </draw:frame>
        <draw:frame draw:style-name="gr46" draw:text-style-name="P18" draw:layer="measurelines" svg:width="0.913cm" svg:height="0.489cm" draw:transform="rotate (1.5707963267949) translate (24.409cm 4.5cm)">
          <draw:text-box>
            <text:p><text:span text:style-name="T7">DB5</text:span></text:p>
          </draw:text-box>
        </draw:frame>
        <draw:frame draw:style-name="gr46" draw:text-style-name="P18" draw:layer="measurelines" svg:width="0.913cm" svg:height="0.489cm" draw:transform="rotate (1.5707963267949) translate (24.909cm 4.5cm)">
          <draw:text-box>
            <text:p><text:span text:style-name="T7">DB6</text:span></text:p>
          </draw:text-box>
        </draw:frame>
        <draw:frame draw:style-name="gr46" draw:text-style-name="P18" draw:layer="measurelines" svg:width="0.913cm" svg:height="0.489cm" draw:transform="rotate (1.5707963267949) translate (25.398cm 4.5cm)">
          <draw:text-box>
            <text:p><text:span text:style-name="T7">DB7</text:span></text:p>
          </draw:text-box>
        </draw:frame>
        <draw:frame draw:style-name="gr45" draw:text-style-name="P18" draw:layer="measurelines" svg:width="0.75cm" svg:height="0.489cm" draw:transform="rotate (1.5707963267949) translate (25.887cm 4.5cm)">
          <draw:text-box>
            <text:p><text:span text:style-name="T7">A</text:span></text:p>
          </draw:text-box>
        </draw:frame>
        <draw:frame draw:style-name="gr45" draw:text-style-name="P18" draw:layer="measurelines" svg:width="0.75cm" svg:height="0.489cm" draw:transform="rotate (1.5707963267949) translate (26.376cm 4.5cm)">
          <draw:text-box>
            <text:p><text:span text:style-name="T7">K</text:span></text:p>
          </draw:text-box>
        </draw:frame>
        <draw:custom-shape draw:style-name="gr37" draw:text-style-name="P16" draw:layer="measurelines" svg:width="0.25cm" svg:height="0.25cm" svg:x="26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26.118cm" svg:y1="3.75cm" svg:x2="26.118cm" svg:y2="3cm">
          <text:p/>
        </draw:line>
        <draw:line draw:style-name="gr10" draw:text-style-name="P6" draw:layer="layout" svg:x1="19.63cm" svg:y1="3.751cm" svg:x2="19.63cm" svg:y2="3.001cm">
          <text:p/>
        </draw:line>
        <draw:line draw:style-name="gr10" draw:text-style-name="P6" xml:id="id54" draw:id="id54" draw:layer="layout" svg:x1="26.13cm" svg:y1="3cm" svg:x2="19.63cm" svg:y2="3cm">
          <text:p/>
        </draw:line>
        <draw:line draw:style-name="gr47" draw:text-style-name="P20" draw:layer="layout" svg:x1="26.63cm" svg:y1="3.592cm" svg:x2="26.629cm" svg:y2="2.75cm">
          <text:p/>
        </draw:line>
        <draw:line draw:style-name="gr47" draw:text-style-name="P20" draw:layer="layout" svg:x1="19.129cm" svg:y1="3.5cm" svg:x2="19.129cm" svg:y2="2.75cm">
          <text:p/>
        </draw:line>
        <draw:line draw:style-name="gr40" draw:text-style-name="P6" xml:id="id56" draw:id="id56" draw:layer="layout" svg:x1="19.129cm" svg:y1="2.75cm" svg:x2="26.629cm" svg:y2="2.75cm">
          <text:p/>
        </draw:line>
        <draw:line draw:style-name="gr40" draw:text-style-name="P6" draw:layer="layout" svg:x1="21.116cm" svg:y1="3.5cm" svg:x2="21.116cm" svg:y2="2.75cm">
          <text:p/>
        </draw:line>
        <draw:connector draw:style-name="gr21" draw:text-style-name="P16" draw:layer="layout" draw:line-skew="-0.749cm -1.803cm" svg:x1="20.625cm" svg:y1="3.5cm" svg:x2="16.106cm" svg:y2="5.446cm" draw:start-shape="id30" draw:start-glue-point="4" draw:end-shape="id31" draw:end-glue-point="1" svg:d="M20625 3500v-1250h-4125v3196h-394" svg:viewBox="0 0 4520 3197">
          <text:p/>
        </draw:connector>
        <draw:connector draw:style-name="gr21" draw:text-style-name="P16" draw:layer="layout" draw:line-skew="-0.999cm -2cm" svg:x1="21.625cm" svg:y1="3.5cm" svg:x2="16cm" svg:y2="5.803cm" draw:start-shape="id32" draw:start-glue-point="4" draw:end-shape="id33" draw:end-glue-point="1" svg:d="M21625 3500v-1500h-4875v3803h-750" svg:viewBox="0 0 5626 3804">
          <text:p/>
        </draw:connector>
        <draw:connector draw:style-name="gr21" draw:text-style-name="P16" draw:layer="layout" draw:line-skew="-1.249cm -2.999cm" svg:x1="24.125cm" svg:y1="3.5cm" svg:x2="15.996cm" svg:y2="6.876cm" draw:start-shape="id34" draw:start-glue-point="4" draw:end-shape="id35" draw:end-glue-point="10" svg:d="M24125 3500v-1750h-7125v5126h-1004" svg:viewBox="0 0 8130 5127">
          <text:p/>
        </draw:connector>
        <draw:connector draw:style-name="gr21" draw:text-style-name="P16" draw:layer="layout" draw:line-skew="-1.499cm -2.999cm" svg:x1="24.625cm" svg:y1="3.5cm" svg:x2="15.997cm" svg:y2="7.262cm" draw:start-shape="id36" draw:start-glue-point="4" draw:end-shape="id37" draw:end-glue-point="10" svg:d="M24625 3500v-2000h-7375v5762h-1253" svg:viewBox="0 0 8629 5763">
          <text:p/>
        </draw:connector>
        <draw:connector draw:style-name="gr21" draw:text-style-name="P16" draw:layer="layout" draw:line-skew="-1.749cm -2.999cm" svg:x1="25.125cm" svg:y1="3.5cm" svg:x2="15.996cm" svg:y2="8.126cm" draw:start-shape="id38" draw:start-glue-point="4" draw:end-shape="id39" draw:end-glue-point="10" svg:d="M25125 3500v-2250h-7625v6876h-1504" svg:viewBox="0 0 9130 6877">
          <text:p/>
        </draw:connector>
        <draw:connector draw:style-name="gr21" draw:text-style-name="P16" draw:layer="layout" draw:line-skew="-1.999cm -2.999cm" svg:x1="25.625cm" svg:y1="3.5cm" svg:x2="15.997cm" svg:y2="8.512cm" draw:start-shape="id40" draw:start-glue-point="4" draw:end-shape="id41" draw:end-glue-point="10" svg:d="M25625 3500v-2500h-7875v7512h-1753" svg:viewBox="0 0 9629 7513">
          <text:p/>
        </draw:connector>
        <draw:custom-shape draw:style-name="gr48" draw:text-style-name="P17" xml:id="id42" draw:id="id42" draw:layer="layout" svg:width="1.5cm" svg:height="0.5cm" draw:transform="rotate (1.5707963267949) translate (7.75cm 12.75cm)">
          <text:p/>
          <draw:enhanced-geometry svg:viewBox="0 0 21600 21600" draw:type="rectangle" draw:enhanced-path="M 0 0 L 21600 0 21600 21600 0 21600 0 0 Z N"/>
        </draw:custom-shape>
        <draw:connector draw:style-name="gr31" draw:text-style-name="P16" xml:id="id55" draw:id="id55" draw:layer="layout" svg:x1="8cm" svg:y1="11.25cm" svg:x2="10.751cm" svg:y2="11.512cm" draw:start-shape="id42" draw:start-glue-point="1" draw:end-shape="id43" draw:end-glue-point="6" svg:d="M8000 11250v-501h1501v763h1250" svg:viewBox="0 0 2752 764">
          <text:p/>
        </draw:connector>
        <draw:connector draw:style-name="gr34" draw:text-style-name="P16" xml:id="id57" draw:id="id57" draw:layer="layout" draw:line-skew="-0.251cm" svg:x1="8cm" svg:y1="12.75cm" svg:x2="10.012cm" svg:y2="12.743cm" draw:start-shape="id42" draw:start-glue-point="3" svg:d="M8000 12750v250h2012v-257" svg:viewBox="0 0 2013 258">
          <text:p/>
        </draw:connector>
        <draw:connector draw:style-name="gr49" draw:text-style-name="P6" draw:layer="layout" draw:line-skew="-0.499cm" svg:x1="20.125cm" svg:y1="3.5cm" svg:x2="7.75cm" svg:y2="12cm" draw:start-shape="id44" draw:start-glue-point="4" draw:end-shape="id42" draw:end-glue-point="0" svg:d="M20125 3500v-1000h-12876v9500h501" svg:viewBox="0 0 12877 9501">
          <text:p/>
        </draw:connector>
        <draw:connector draw:style-name="gr50" draw:text-style-name="P6" draw:layer="layout" draw:line-skew="-1.667cm" svg:x1="10.751cm" svg:y1="8.126cm" svg:x2="3.582cm" svg:y2="10.747cm" draw:start-shape="id45" draw:start-glue-point="6" draw:end-shape="id46" draw:end-glue-point="10" svg:d="M10751 8126h-5251v2621h-1918" svg:viewBox="0 0 7170 2622">
          <text:p/>
        </draw:connector>
        <draw:frame draw:style-name="gr51" draw:text-style-name="P18" draw:layer="layout" svg:width="1.827cm" svg:height="0.607cm" draw:transform="rotate (1.5707963267949) translate (8.393cm 12.827cm)">
          <draw:text-box>
            <text:p>R 10Kom</text:p>
          </draw:text-box>
        </draw:frame>
        <draw:custom-shape draw:style-name="gr52" draw:text-style-name="P17" draw:layer="layout" svg:width="5.75cm" svg:height="8.75cm" svg:x="21cm" svg:y="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xml:id="id47" draw:id="id47" draw:layer="layout" svg:width="0.5cm" svg:height="0.5cm" svg:x="21.7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xml:id="id49" draw:id="id49" draw:layer="layout" svg:width="0.5cm" svg:height="0.5cm" svg:x="22.7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xml:id="id53" draw:id="id53" draw:layer="layout" svg:width="0.5cm" svg:height="0.5cm" svg:x="24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xml:id="id51" draw:id="id51" draw:layer="layout" svg:width="0.5cm" svg:height="0.5cm" svg:x="2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cm" svg:height="0.5cm" svg:x="22.5cm" svg:y="1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cm" svg:height="0.5cm" svg:x="24.25cm" svg:y="1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8" draw:layer="layout" svg:width="0.942cm" svg:height="0.607cm" svg:x="21.558cm" svg:y="12.5cm">
          <draw:text-box>
            <text:p>RX</text:p>
          </draw:text-box>
        </draw:frame>
        <draw:frame draw:style-name="gr54" draw:text-style-name="P18" draw:layer="layout" svg:width="0.908cm" svg:height="0.607cm" svg:x="22.5cm" svg:y="12.5cm">
          <draw:text-box>
            <text:p>TX</text:p>
          </draw:text-box>
        </draw:frame>
        <draw:frame draw:style-name="gr55" draw:text-style-name="P18" draw:layer="layout" svg:width="1.353cm" svg:height="0.607cm" svg:x="23.647cm" svg:y="12.5cm">
          <draw:text-box>
            <text:p>8-14V</text:p>
          </draw:text-box>
        </draw:frame>
        <draw:frame draw:style-name="gr25" draw:text-style-name="P18" draw:layer="layout" svg:width="1.205cm" svg:height="0.607cm" svg:x="24.808cm" svg:y="12.5cm">
          <draw:text-box>
            <text:p>GRN</text:p>
          </draw:text-box>
        </draw:frame>
        <draw:frame draw:style-name="gr56" draw:text-style-name="P18" draw:layer="layout" svg:width="0.714cm" svg:height="0.607cm" svg:x="22.431cm" svg:y="17.878cm">
          <draw:text-box>
            <text:p>A</text:p>
          </draw:text-box>
        </draw:frame>
        <draw:frame draw:style-name="gr56" draw:text-style-name="P18" draw:layer="layout" svg:width="0.714cm" svg:height="0.607cm" svg:x="24.181cm" svg:y="17.878cm">
          <draw:text-box>
            <text:p>B</text:p>
          </draw:text-box>
        </draw:frame>
        <draw:connector draw:style-name="gr21" draw:text-style-name="P16" draw:layer="layout" draw:line-skew="-0.249cm" svg:x1="22cm" svg:y1="11.5cm" svg:x2="15.995cm" svg:y2="11.126cm" draw:start-shape="id47" draw:start-glue-point="4" draw:end-shape="id48" draw:end-glue-point="10" svg:d="M22000 11500v-750h-3127v376h-2878" svg:viewBox="0 0 6006 751">
          <text:p/>
        </draw:connector>
        <draw:connector draw:style-name="gr21" draw:text-style-name="P16" draw:layer="layout" svg:x1="23cm" svg:y1="11.5cm" svg:x2="15.997cm" svg:y2="10.376cm" draw:start-shape="id49" draw:start-glue-point="4" draw:end-shape="id50" draw:end-glue-point="10" svg:d="M23000 11500v-1124h-7003" svg:viewBox="0 0 7004 1125">
          <text:p/>
        </draw:connector>
        <draw:connector draw:style-name="gr34" draw:text-style-name="P16" draw:layer="layout" draw:line-skew="-1.249cm -3.249cm" svg:x1="25.25cm" svg:y1="11.5cm" svg:x2="15.996cm" svg:y2="11.512cm" draw:start-shape="id51" draw:start-glue-point="4" draw:end-shape="id52" draw:end-glue-point="10" svg:d="M25250 11500v-1750h-8000v1762h-1254" svg:viewBox="0 0 9255 1763">
          <text:p/>
        </draw:connector>
        <draw:connector draw:style-name="gr31" draw:text-style-name="P16" draw:layer="layout" draw:line-skew="-0.999cm 1.624cm" svg:x1="24.25cm" svg:y1="11.5cm" svg:x2="8.75cm" svg:y2="15.125cm" draw:start-shape="id53" draw:start-glue-point="4" draw:end-shape="id26" draw:end-glue-point="10" svg:d="M24250 11500v-1500h-6250v5125h-9250" svg:viewBox="0 0 15501 5126">
          <text:p/>
        </draw:connector>
        <draw:frame draw:style-name="gr57" draw:text-style-name="P18" draw:layer="layout" svg:width="3.5cm" svg:height="1.357cm" svg:x="22.5cm" svg:y="14.5cm">
          <draw:text-box>
            <text:p><text:span text:style-name="T8">TTL-RS485</text:span></text:p>
          </draw:text-box>
        </draw:frame>
        <draw:connector draw:style-name="gr31" draw:text-style-name="P16" draw:layer="layout" draw:line-skew="-3.875cm" svg:x1="19.63cm" svg:y1="3cm" svg:x2="9.501cm" svg:y2="10.749cm" draw:start-shape="id54" draw:start-glue-point="3" draw:end-shape="id55" draw:end-glue-point="0" svg:d="M19630 3000h-10129v7749" svg:viewBox="0 0 10130 7750">
          <text:p/>
        </draw:connector>
        <draw:connector draw:style-name="gr34" draw:text-style-name="P16" draw:layer="layout" draw:line-skew="-10.751cm" svg:x1="19.129cm" svg:y1="2.75cm" svg:x2="9.006cm" svg:y2="13cm" draw:start-shape="id56" draw:start-glue-point="3" draw:end-shape="id57" draw:end-glue-point="0" svg:d="M19129 2750h-10123v10250" svg:viewBox="0 0 10124 10251">
          <text:p/>
        </draw:connector>
        <draw:frame draw:style-name="gr58" draw:text-style-name="P21" draw:layer="layout" svg:width="2.001cm" svg:height="0.962cm" svg:x="1cm" svg:y="3.5cm">
          <draw:text-box>
            <text:p><text:span text:style-name="T9">+12V</text:span></text:p>
          </draw:text-box>
        </draw:frame>
        <draw:frame draw:style-name="gr59" draw:text-style-name="P21" draw:layer="layout" svg:width="1.912cm" svg:height="0.962cm" svg:x="1.088cm" svg:y="18.25cm">
          <draw:text-box>
            <text:p><text:span text:style-name="T9">GRN</text:span></text:p>
          </draw:text-box>
        </draw:frame>
        <draw:frame draw:style-name="gr60" draw:text-style-name="P18" draw:layer="layout" svg:width="0.82cm" svg:height="0.643cm" svg:x="5.75cm" svg:y="15.357cm">
          <draw:text-box>
            <text:p>IN</text:p>
          </draw:text-box>
        </draw:frame>
        <draw:frame draw:style-name="gr60" draw:text-style-name="P18" draw:layer="layout" svg:width="1.32cm" svg:height="0.643cm" svg:x="8cm" svg:y="15.357cm">
          <draw:text-box>
            <text:p>OUT</text:p>
          </draw:text-box>
        </draw:frame>
        <draw:g xml:id="id59" draw:id="id59">
          <draw:custom-shape draw:style-name="gr61" draw:text-style-name="P17" draw:layer="layout" svg:width="0.857cm" svg:height="0.75cm" svg:x="2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6" draw:layer="layout" svg:x1="20cm" svg:y1="7.875cm" svg:x2="20.857cm" svg:y2="7.875cm">
            <text:p/>
          </draw:line>
          <draw:line draw:style-name="gr12" draw:text-style-name="P6" draw:layer="layout" svg:x1="20.143cm" svg:y1="7.625cm" svg:x2="20.143cm" svg:y2="8.125cm">
            <text:p/>
          </draw:line>
          <draw:line draw:style-name="gr12" draw:text-style-name="P6" draw:layer="layout" svg:x1="20.143cm" svg:y1="7.625cm" svg:x2="20.572cm" svg:y2="7.875cm">
            <text:p/>
          </draw:line>
          <draw:line draw:style-name="gr12" draw:text-style-name="P6" draw:layer="layout" svg:x1="20.143cm" svg:y1="8.125cm" svg:x2="20.572cm" svg:y2="7.875cm">
            <text:p/>
          </draw:line>
          <draw:line draw:style-name="gr12" draw:text-style-name="P6" draw:layer="layout" svg:x1="20.571cm" svg:y1="7.625cm" svg:x2="20.571cm" svg:y2="8.125cm">
            <text:p/>
          </draw:line>
          <draw:line draw:style-name="gr62" draw:text-style-name="P6" draw:layer="layout" svg:x1="20.429cm" svg:y1="7.5cm" svg:x2="20.715cm" svg:y2="7.25cm">
            <text:p/>
          </draw:line>
          <draw:line draw:style-name="gr62" draw:text-style-name="P6" draw:layer="layout" svg:x1="20.429cm" svg:y1="7.501cm" svg:x2="20.715cm" svg:y2="7.251cm">
            <text:p/>
          </draw:line>
          <draw:line draw:style-name="gr62" draw:text-style-name="P6" draw:layer="layout" svg:x1="20.714cm" svg:y1="7.625cm" svg:x2="21cm" svg:y2="7.375cm">
            <text:p/>
          </draw:line>
        </draw:g>
        <draw:g xml:id="id61" draw:id="id61">
          <draw:custom-shape draw:style-name="gr61" draw:text-style-name="P17" draw:layer="layout" svg:width="0.857cm" svg:height="0.75cm" svg:x="14.75cm" svg:y="1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6" draw:layer="layout" svg:x1="14.75cm" svg:y1="16.875cm" svg:x2="15.607cm" svg:y2="16.875cm">
            <text:p/>
          </draw:line>
          <draw:line draw:style-name="gr12" draw:text-style-name="P6" draw:layer="layout" svg:x1="14.893cm" svg:y1="16.625cm" svg:x2="14.893cm" svg:y2="17.125cm">
            <text:p/>
          </draw:line>
          <draw:line draw:style-name="gr12" draw:text-style-name="P6" draw:layer="layout" svg:x1="14.893cm" svg:y1="16.625cm" svg:x2="15.322cm" svg:y2="16.875cm">
            <text:p/>
          </draw:line>
          <draw:line draw:style-name="gr12" draw:text-style-name="P6" draw:layer="layout" svg:x1="14.893cm" svg:y1="17.125cm" svg:x2="15.322cm" svg:y2="16.875cm">
            <text:p/>
          </draw:line>
          <draw:line draw:style-name="gr12" draw:text-style-name="P6" draw:layer="layout" svg:x1="15.321cm" svg:y1="16.625cm" svg:x2="15.321cm" svg:y2="17.125cm">
            <text:p/>
          </draw:line>
          <draw:line draw:style-name="gr62" draw:text-style-name="P6" draw:layer="layout" svg:x1="15.179cm" svg:y1="16.5cm" svg:x2="15.465cm" svg:y2="16.25cm">
            <text:p/>
          </draw:line>
          <draw:line draw:style-name="gr62" draw:text-style-name="P6" draw:layer="layout" svg:x1="15.179cm" svg:y1="16.501cm" svg:x2="15.465cm" svg:y2="16.251cm">
            <text:p/>
          </draw:line>
          <draw:line draw:style-name="gr62" draw:text-style-name="P6" draw:layer="layout" svg:x1="15.464cm" svg:y1="16.625cm" svg:x2="15.75cm" svg:y2="16.375cm">
            <text:p/>
          </draw:line>
        </draw:g>
        <draw:custom-shape draw:style-name="gr63" draw:text-style-name="P19" xml:id="id60" draw:id="id60" draw:layer="layout" svg:width="1.25cm" svg:height="0.5cm" svg:x="22cm" svg:y="8.5cm">
          <text:p text:style-name="P3">200</text:p>
          <draw:enhanced-geometry svg:viewBox="0 0 21600 21600" draw:type="rectangle" draw:enhanced-path="M 0 0 L 21600 0 21600 21600 0 21600 0 0 Z N"/>
        </draw:custom-shape>
        <draw:g xml:id="id63" draw:id="id63">
          <draw:custom-shape draw:style-name="gr64" draw:text-style-name="P17" draw:layer="layout" svg:width="0.25cm" svg:height="0.35cm" svg:x="8.25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7" draw:layer="layout" svg:width="0.25cm" svg:height="0.35cm" svg:x="8.25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6" draw:layer="layout" svg:x1="8.5cm" svg:y1="4.75cm" svg:x2="8.5cm" svg:y2="6.5cm">
            <text:p/>
          </draw:line>
          <draw:line draw:style-name="gr12" draw:text-style-name="P6" draw:layer="layout" svg:x1="8cm" svg:y1="5.625cm" svg:x2="8.5cm" svg:y2="5.625cm">
            <text:p/>
          </draw:line>
        </draw:g>
        <draw:frame draw:style-name="gr65" draw:text-style-name="P18" draw:layer="layout" svg:width="1.5cm" svg:height="0.607cm" draw:transform="rotate (1.5707963267949) translate (7.5cm 6cm)">
          <draw:text-box>
            <text:p>SW1 </text:p>
          </draw:text-box>
        </draw:frame>
        <draw:frame draw:style-name="gr66" draw:text-style-name="P18" draw:layer="layout" svg:width="1.069cm" svg:height="0.607cm" draw:transform="rotate (1.5707963267949) translate (9.143cm 16.319cm)">
          <draw:text-box>
            <text:p>10V</text:p>
          </draw:text-box>
        </draw:frame>
        <draw:frame draw:style-name="gr66" draw:text-style-name="P18" draw:layer="layout" svg:width="1.069cm" svg:height="0.607cm" draw:transform="rotate (1.5707963267949) translate (5.143cm 16.319cm)">
          <draw:text-box>
            <text:p>12V</text:p>
          </draw:text-box>
        </draw:frame>
        <draw:frame draw:style-name="gr67" draw:text-style-name="P18" draw:layer="layout" svg:width="3.25cm" svg:height="0.75cm" svg:x="19cm" svg:y="8.25cm">
          <draw:text-box>
            <text:p>LED1 (allarm)</text:p>
          </draw:text-box>
        </draw:frame>
        <draw:frame draw:style-name="gr68" draw:text-style-name="P18" draw:layer="layout" svg:width="2.454cm" svg:height="0.607cm" svg:x="14.046cm" svg:y="17.393cm">
          <draw:text-box>
            <text:p>LED2 (status)</text:p>
          </draw:text-box>
        </draw:frame>
        <draw:frame draw:style-name="gr27" draw:text-style-name="P18" draw:layer="layout" svg:width="1.548cm" svg:height="0.963cm" svg:x="27cm" svg:y="2.893cm">
          <draw:text-box>
            <text:p>LCD1</text:p>
          </draw:text-box>
        </draw:frame>
        <draw:frame draw:style-name="gr69" draw:text-style-name="P18" draw:layer="layout" svg:width="7.33cm" svg:height="0.839cm" draw:transform="rotate (1.5707963267949) translate (13cm 13.5cm)">
          <draw:text-box>
            <text:p><text:span text:style-name="T10">Arduino NANO ATmega328P</text:span></text:p>
          </draw:text-box>
        </draw:frame>
        <draw:frame draw:style-name="gr70" draw:text-style-name="P18" draw:layer="layout" svg:width="0.688cm" svg:height="0.607cm" svg:x="8.812cm" svg:y="14.643cm">
          <draw:text-box>
            <text:p>+</text:p>
          </draw:text-box>
        </draw:frame>
        <draw:frame draw:style-name="gr26" draw:text-style-name="P18" draw:layer="layout" svg:width="0.438cm" svg:height="0.607cm" svg:x="8.812cm" svg:y="15.893cm">
          <draw:text-box>
            <text:p>-</text:p>
          </draw:text-box>
        </draw:frame>
        <draw:connector draw:style-name="gr21" draw:text-style-name="P16" draw:layer="layout" svg:x1="15.997cm" svg:y1="8.916cm" svg:x2="20cm" svg:y2="7.75cm" draw:start-shape="id58" draw:start-glue-point="10" draw:end-shape="id59" draw:end-glue-point="3" svg:d="M15997 8916h2002v-1166h2001" svg:viewBox="0 0 4004 1167">
          <text:p/>
        </draw:connector>
        <draw:connector draw:style-name="gr21" draw:text-style-name="P16" draw:layer="layout" svg:x1="21cm" svg:y1="7.75cm" svg:x2="22cm" svg:y2="8.75cm" draw:start-shape="id59" draw:start-glue-point="1" draw:end-shape="id60" draw:end-glue-point="3" svg:d="M21000 7750h500v1000h500" svg:viewBox="0 0 1001 1001">
          <text:p/>
        </draw:connector>
        <draw:connector draw:style-name="gr21" draw:text-style-name="P16" draw:layer="layout" draw:line-skew="0.625cm" svg:x1="15.75cm" svg:y1="16.75cm" svg:x2="22cm" svg:y2="8.75cm" draw:start-shape="id61" draw:start-glue-point="1" draw:end-shape="id60" draw:end-glue-point="3" svg:d="M15750 16750h3750v-8000h2500" svg:viewBox="0 0 6251 8001">
          <text:p/>
        </draw:connector>
        <draw:connector draw:style-name="gr21" draw:text-style-name="P16" draw:layer="layout" draw:line-skew="-0.5cm" svg:x1="10.751cm" svg:y1="5.376cm" svg:x2="14.75cm" svg:y2="16.75cm" draw:start-shape="id62" draw:start-glue-point="6" draw:end-shape="id61" draw:end-glue-point="3" svg:d="M10751 5376h-1001v11374h5000" svg:viewBox="0 0 5001 11375">
          <text:p/>
        </draw:connector>
        <draw:connector draw:style-name="gr21" draw:text-style-name="P16" draw:layer="layout" svg:x1="23.25cm" svg:y1="8.75cm" svg:x2="25.25cm" svg:y2="11.5cm" draw:start-shape="id60" draw:start-glue-point="1" draw:end-shape="id51" draw:end-glue-point="4" svg:d="M23250 8750h2000v2750" svg:viewBox="0 0 2001 2751">
          <text:p/>
        </draw:connector>
        <draw:connector draw:style-name="gr21" draw:text-style-name="P16" xml:id="id65" draw:id="id65" draw:layer="layout" svg:x1="10.068cm" svg:y1="8.512cm" svg:x2="8.25cm" svg:y2="4.75cm" draw:end-shape="id63" draw:end-glue-point="0" svg:d="M10068 8512v-4263h-1818v501" svg:viewBox="0 0 1819 4264">
          <text:p/>
        </draw:connector>
        <draw:connector draw:style-name="gr21" draw:text-style-name="P16" draw:layer="layout" svg:x1="8.25cm" svg:y1="6.5cm" svg:x2="9.024cm" svg:y2="7.35cm" draw:start-shape="id63" draw:start-glue-point="2" svg:d="M8250 6500v676h774v174" svg:viewBox="0 0 775 851">
          <text:p/>
        </draw:connector>
        <draw:connector draw:style-name="gr31" draw:text-style-name="P16" draw:layer="layout" draw:line-skew="1.749cm" svg:x1="6.001cm" svg:y1="15.126cm" svg:x2="2.5cm" svg:y2="5.25cm" draw:start-shape="id64" draw:start-glue-point="6" draw:end-shape="id22" draw:end-glue-point="10" svg:d="M6001 15126h-1v-9876h-3500" svg:viewBox="0 0 3502 9877">
          <text:p/>
        </draw:connector>
        <draw:connector draw:style-name="gr21" draw:text-style-name="P16" draw:layer="layout" svg:x1="10.068cm" svg:y1="8.512cm" svg:x2="10.752cm" svg:y2="8.512cm" draw:start-shape="id65" draw:start-glue-point="2" draw:end-shape="id66" draw:end-glue-point="6" svg:d="M10068 8512h684" svg:viewBox="0 0 685 1">
          <text:p/>
        </draw:connector>
      </draw:page>
      <draw:page draw:name="page3" draw:style-name="dp1" draw:master-page-name="Обычный">
        <draw:custom-shape draw:style-name="gr71" draw:text-style-name="P22" draw:layer="layout" svg:width="9.75cm" svg:height="6.559cm" svg:x="7.75cm" svg:y="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0.177cm" svg:height="0.178cm" svg:x="10.055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7cm" svg:height="0.178cm" svg:x="10.409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7cm" svg:height="0.178cm" svg:x="10.764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67" draw:id="id67" draw:layer="layout" svg:width="0.177cm" svg:height="0.178cm" svg:x="11.118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7cm" svg:height="0.178cm" svg:x="11.473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8cm" svg:height="0.178cm" svg:x="11.827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7cm" svg:height="0.178cm" svg:x="12.182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8cm" svg:height="0.178cm" svg:x="12.536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79" draw:id="id79" draw:layer="layout" svg:width="0.177cm" svg:height="0.178cm" svg:x="12.891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77" draw:id="id77" draw:layer="layout" svg:width="0.178cm" svg:height="0.178cm" svg:x="13.245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95" draw:id="id95" draw:layer="layout" svg:width="0.178cm" svg:height="0.178cm" svg:x="14.486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98" draw:id="id98" draw:layer="layout" svg:width="0.177cm" svg:height="0.178cm" svg:x="14.841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8cm" svg:height="0.178cm" svg:x="15.195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7cm" svg:height="0.178cm" svg:x="15.55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7cm" svg:height="0.178cm" svg:x="15.905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80" draw:id="id80" draw:layer="layout" svg:width="0.177cm" svg:height="0.178cm" svg:x="16.259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7cm" svg:height="0.178cm" svg:x="16.614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7cm" svg:height="0.178cm" svg:x="16.968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104" draw:id="id104" draw:layer="layout" svg:width="0.177cm" svg:height="0.178cm" svg:x="15.196cm" svg:y="1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7cm" svg:height="0.178cm" svg:x="15.551cm" svg:y="1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92" draw:id="id92" draw:layer="layout" svg:width="0.178cm" svg:height="0.178cm" svg:x="15.905cm" svg:y="1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90" draw:id="id90" draw:layer="layout" svg:width="0.177cm" svg:height="0.178cm" svg:x="16.26cm" svg:y="1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88" draw:id="id88" draw:layer="layout" svg:width="0.178cm" svg:height="0.178cm" svg:x="16.614cm" svg:y="1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86" draw:id="id86" draw:layer="layout" svg:width="0.177cm" svg:height="0.178cm" svg:x="16.969cm" svg:y="1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7cm" svg:height="0.178cm" svg:x="12.359cm" svg:y="1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7cm" svg:height="0.178cm" svg:x="12.714cm" svg:y="1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7cm" svg:height="0.178cm" svg:x="13.068cm" svg:y="1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7cm" svg:height="0.178cm" svg:x="13.423cm" svg:y="1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101" draw:id="id101" draw:layer="layout" svg:width="0.178cm" svg:height="0.178cm" svg:x="13.777cm" svg:y="1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7cm" svg:height="0.178cm" svg:x="14.132cm" svg:y="1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78cm" svg:height="0.178cm" svg:x="14.486cm" svg:y="1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1.5cm" svg:height="2cm" svg:x="18.25cm" svg:y="1cm">
          <text:p text:style-name="P16">DNT22</text:p>
          <text:p text:style-name="P16"/>
          <text:p text:style-name="P16"/>
          <text:p text:style-name="P16"/>
          <draw:enhanced-geometry svg:viewBox="0 0 21600 21600" draw:type="rectangle" draw:enhanced-path="M 0 0 L 21600 0 21600 21600 0 21600 0 0 Z N"/>
        </draw:custom-shape>
        <draw:line draw:style-name="gr12" draw:text-style-name="P6" xml:id="id74" draw:id="id74" draw:layer="layout" svg:x1="18.5cm" svg:y1="3cm" svg:x2="18.5cm" svg:y2="3.75cm">
          <text:p/>
        </draw:line>
        <draw:line draw:style-name="gr12" draw:text-style-name="P6" draw:layer="layout" svg:x1="18.842cm" svg:y1="3cm" svg:x2="18.842cm" svg:y2="3.5cm">
          <text:p/>
        </draw:line>
        <draw:line draw:style-name="gr12" draw:text-style-name="P6" xml:id="id69" draw:id="id69" draw:layer="layout" svg:x1="19.5cm" svg:y1="3cm" svg:x2="19.5cm" svg:y2="3.5cm">
          <text:p/>
        </draw:line>
        <draw:custom-shape draw:style-name="gr73" draw:text-style-name="P16" draw:layer="layout" svg:width="0.886cm" svg:height="1.418cm" svg:x="7.75cm" svg:y="6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18" draw:layer="layout" svg:width="1.247cm" svg:height="0.607cm" svg:x="7.752cm" svg:y="7.351cm">
          <draw:text-box>
            <text:p>RJ45</text:p>
          </draw:text-box>
        </draw:frame>
        <draw:custom-shape draw:style-name="gr75" draw:text-style-name="P16" draw:layer="layout" svg:width="0.886cm" svg:height="1.241cm" svg:x="7.75cm" svg:y="8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18" draw:layer="layout" svg:width="1.154cm" svg:height="0.607cm" svg:x="7.75cm" svg:y="9.301cm">
          <draw:text-box>
            <text:p>USB</text:p>
          </draw:text-box>
        </draw:frame>
        <draw:custom-shape draw:style-name="gr77" draw:text-style-name="P3" xml:id="id84" draw:id="id84" draw:layer="layout" svg:width="1.418cm" svg:height="0.71cm" svg:x="7.75cm" svg:y="11.96cm">
          <text:p text:style-name="P3">9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2" draw:layer="layout" svg:width="4.3cm" svg:height="5.5cm" svg:x="22.9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xml:id="id78" draw:id="id78" draw:layer="layout" svg:width="0.5cm" svg:height="0.5cm" svg:x="23.25cm" svg:y="1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xml:id="id76" draw:id="id76" draw:layer="layout" svg:width="0.5cm" svg:height="0.5cm" svg:x="24.25cm" svg:y="1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cm" svg:height="0.5cm" svg:x="25.5cm" svg:y="1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cm" svg:height="0.5cm" svg:x="26.5cm" svg:y="1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cm" svg:height="0.5cm" svg:x="23.855cm" svg:y="1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5cm" svg:height="0.5cm" svg:x="25.605cm" svg:y="1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18" draw:layer="layout" svg:width="0.942cm" svg:height="0.607cm" svg:x="23.058cm" svg:y="12.25cm">
          <draw:text-box>
            <text:p>RX</text:p>
          </draw:text-box>
        </draw:frame>
        <draw:frame draw:style-name="gr80" draw:text-style-name="P18" draw:layer="layout" svg:width="0.908cm" svg:height="0.607cm" svg:x="24.092cm" svg:y="12.25cm">
          <draw:text-box>
            <text:p>TX</text:p>
          </draw:text-box>
        </draw:frame>
        <draw:frame draw:style-name="gr81" draw:text-style-name="P18" draw:layer="layout" svg:width="1cm" svg:height="0.607cm" svg:x="25.25cm" svg:y="12.25cm">
          <draw:text-box>
            <text:p>5V</text:p>
          </draw:text-box>
        </draw:frame>
        <draw:frame draw:style-name="gr82" draw:text-style-name="P18" draw:layer="layout" svg:width="1.205cm" svg:height="0.607cm" svg:x="26.045cm" svg:y="12.25cm">
          <draw:text-box>
            <text:p>GRN</text:p>
          </draw:text-box>
        </draw:frame>
        <draw:frame draw:style-name="gr83" draw:text-style-name="P18" draw:layer="layout" svg:width="0.714cm" svg:height="0.607cm" svg:x="23.786cm" svg:y="14.628cm">
          <draw:text-box>
            <text:p>A</text:p>
          </draw:text-box>
        </draw:frame>
        <draw:frame draw:style-name="gr84" draw:text-style-name="P18" draw:layer="layout" svg:width="0.714cm" svg:height="0.607cm" svg:x="25.536cm" svg:y="14.628cm">
          <draw:text-box>
            <text:p>B</text:p>
          </draw:text-box>
        </draw:frame>
        <draw:frame draw:style-name="gr57" draw:text-style-name="P18" draw:layer="layout" svg:width="3.5cm" svg:height="1.357cm" svg:x="23.5cm" svg:y="13.143cm">
          <draw:text-box>
            <text:p><text:span text:style-name="T8">TTL-RS485</text:span></text:p>
          </draw:text-box>
        </draw:frame>
        <draw:custom-shape draw:style-name="gr85" draw:text-style-name="P22" draw:layer="layout" svg:width="7cm" svg:height="1.75cm" svg:x="5cm" svg:y="1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xml:id="id75" draw:id="id75" draw:layer="layout" svg:width="0.25cm" svg:height="0.25cm" svg:x="11.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83" draw:id="id83" draw:layer="layout" svg:width="0.25cm" svg:height="0.25cm" svg:x="11.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68" draw:id="id68" draw:layer="layout" svg:width="0.25cm" svg:height="0.25cm" svg:x="11.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5.2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25cm" svg:height="0.25cm" svg:x="5.2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8" draw:layer="layout" svg:width="2.538cm" svg:height="0.607cm" svg:x="9cm" svg:y="1.5cm">
          <draw:text-box>
            <text:p>VDD (3.3 - 5v)</text:p>
          </draw:text-box>
        </draw:frame>
        <draw:frame draw:style-name="gr87" draw:text-style-name="P18" draw:layer="layout" svg:width="1.171cm" svg:height="0.607cm" svg:x="10.5cm" svg:y="2cm">
          <draw:text-box>
            <text:p>OUT</text:p>
          </draw:text-box>
        </draw:frame>
        <draw:frame draw:style-name="gr25" draw:text-style-name="P18" draw:layer="layout" svg:width="1.205cm" svg:height="0.607cm" svg:x="10.5cm" svg:y="2.5cm">
          <draw:text-box>
            <text:p>GRN</text:p>
          </draw:text-box>
        </draw:frame>
        <draw:frame draw:style-name="gr88" draw:text-style-name="P18" draw:layer="layout" svg:width="1.433cm" svg:height="0.607cm" svg:x="5.545cm" svg:y="2cm">
          <draw:text-box>
            <text:p>~220V</text:p>
          </draw:text-box>
        </draw:frame>
        <draw:frame draw:style-name="gr89" draw:text-style-name="P18" draw:layer="layout" svg:width="1.031cm" svg:height="0.607cm" draw:transform="rotate (1.5707963267949) translate (14.41cm 12.638cm)">
          <draw:text-box>
            <text:p>VIN</text:p>
          </draw:text-box>
        </draw:frame>
        <draw:frame draw:style-name="gr25" draw:text-style-name="P18" draw:layer="layout" svg:width="1.205cm" svg:height="0.607cm" draw:transform="rotate (1.5707963267949) translate (14.056cm 12.638cm)">
          <draw:text-box>
            <text:p>GRN</text:p>
          </draw:text-box>
        </draw:frame>
        <draw:frame draw:style-name="gr25" draw:text-style-name="P18" draw:layer="layout" svg:width="1.205cm" svg:height="0.607cm" draw:transform="rotate (1.5707963267949) translate (13.701cm 12.638cm)">
          <draw:text-box>
            <text:p>GRN</text:p>
          </draw:text-box>
        </draw:frame>
        <draw:frame draw:style-name="gr90" draw:text-style-name="P18" draw:layer="layout" svg:width="0.891cm" svg:height="0.607cm" draw:transform="rotate (1.5707963267949) translate (13.347cm 12.638cm)">
          <draw:text-box>
            <text:p>5V</text:p>
          </draw:text-box>
        </draw:frame>
        <draw:frame draw:style-name="gr91" draw:text-style-name="P18" draw:layer="layout" svg:width="1.158cm" svg:height="0.607cm" draw:transform="rotate (1.5707963267949) translate (12.992cm 12.592cm)">
          <draw:text-box>
            <text:p>3.3V</text:p>
          </draw:text-box>
        </draw:frame>
        <draw:frame draw:style-name="gr76" draw:text-style-name="P18" draw:layer="layout" svg:width="1.154cm" svg:height="0.607cm" draw:transform="rotate (1.5707963267949) translate (12.638cm 12.67cm)">
          <draw:text-box>
            <text:p>RES</text:p>
          </draw:text-box>
        </draw:frame>
        <draw:frame draw:style-name="gr90" draw:text-style-name="P18" draw:layer="layout" svg:width="0.891cm" svg:height="0.607cm" draw:transform="rotate (1.5707963267949) translate (12.283cm 12.592cm)">
          <draw:text-box>
            <text:p>5V</text:p>
          </draw:text-box>
        </draw:frame>
        <draw:frame draw:style-name="gr90" draw:text-style-name="P18" draw:layer="layout" svg:width="0.891cm" svg:height="0.607cm" draw:transform="rotate (1.5707963267949) translate (15.12cm 12.67cm)">
          <draw:text-box>
            <text:p>A0</text:p>
          </draw:text-box>
        </draw:frame>
        <draw:frame draw:style-name="gr90" draw:text-style-name="P18" draw:layer="layout" svg:width="0.891cm" svg:height="0.607cm" draw:transform="rotate (1.5707963267949) translate (15.474cm 12.67cm)">
          <draw:text-box>
            <text:p>A1</text:p>
          </draw:text-box>
        </draw:frame>
        <draw:frame draw:style-name="gr90" draw:text-style-name="P18" draw:layer="layout" svg:width="0.891cm" svg:height="0.607cm" draw:transform="rotate (1.5707963267949) translate (15.829cm 12.67cm)">
          <draw:text-box>
            <text:p>A2</text:p>
          </draw:text-box>
        </draw:frame>
        <draw:frame draw:style-name="gr90" draw:text-style-name="P18" draw:layer="layout" svg:width="0.891cm" svg:height="0.607cm" draw:transform="rotate (1.5707963267949) translate (16.183cm 12.67cm)">
          <draw:text-box>
            <text:p>A3</text:p>
          </draw:text-box>
        </draw:frame>
        <draw:frame draw:style-name="gr90" draw:text-style-name="P18" draw:layer="layout" svg:width="0.891cm" svg:height="0.607cm" draw:transform="rotate (1.5707963267949) translate (16.538cm 12.67cm)">
          <draw:text-box>
            <text:p>A4</text:p>
          </draw:text-box>
        </draw:frame>
        <draw:frame draw:style-name="gr90" draw:text-style-name="P18" draw:layer="layout" svg:width="0.891cm" svg:height="0.607cm" draw:transform="rotate (1.5707963267949) translate (16.892cm 12.67cm)">
          <draw:text-box>
            <text:p>A5</text:p>
          </draw:text-box>
        </draw:frame>
        <draw:frame draw:style-name="gr53" draw:text-style-name="P18" draw:layer="layout" svg:width="0.942cm" svg:height="0.607cm" draw:transform="rotate (1.5707963267949) translate (16.892cm 7.451cm)">
          <draw:text-box>
            <text:p>RX</text:p>
          </draw:text-box>
        </draw:frame>
        <draw:frame draw:style-name="gr54" draw:text-style-name="P18" draw:layer="layout" svg:width="0.908cm" svg:height="0.607cm" draw:transform="rotate (1.5707963267949) translate (16.538cm 7.488cm)">
          <draw:text-box>
            <text:p>TX</text:p>
          </draw:text-box>
        </draw:frame>
        <draw:frame draw:style-name="gr54" draw:text-style-name="P18" draw:layer="layout" svg:width="0.908cm" svg:height="0.607cm" draw:transform="rotate (1.5707963267949) translate (16.183cm 7.351cm)">
          <draw:text-box>
            <text:p>D2</text:p>
          </draw:text-box>
        </draw:frame>
        <draw:frame draw:style-name="gr54" draw:text-style-name="P18" draw:layer="layout" svg:width="0.908cm" svg:height="0.607cm" draw:transform="rotate (1.5707963267949) translate (15.829cm 7.351cm)">
          <draw:text-box>
            <text:p>D3</text:p>
          </draw:text-box>
        </draw:frame>
        <draw:custom-shape draw:style-name="gr92" draw:text-style-name="P23" draw:layer="layout" svg:width="0.177cm" svg:height="0.709cm" svg:x="15.55cm" svg:y="6.6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8" draw:layer="layout" svg:width="0.908cm" svg:height="0.607cm" draw:transform="rotate (1.5707963267949) translate (15.474cm 7.351cm)">
          <draw:text-box>
            <text:p>D4</text:p>
          </draw:text-box>
        </draw:frame>
        <draw:frame draw:style-name="gr54" draw:text-style-name="P18" draw:layer="layout" svg:width="0.908cm" svg:height="0.607cm" draw:transform="rotate (1.5707963267949) translate (15.12cm 7.351cm)">
          <draw:text-box>
            <text:p>D5</text:p>
          </draw:text-box>
        </draw:frame>
        <draw:frame draw:style-name="gr54" draw:text-style-name="P18" draw:layer="layout" svg:width="0.908cm" svg:height="0.607cm" draw:transform="rotate (1.5707963267949) translate (14.765cm 7.351cm)">
          <draw:text-box>
            <text:p>D6</text:p>
          </draw:text-box>
        </draw:frame>
        <draw:frame draw:style-name="gr54" draw:text-style-name="P18" draw:layer="layout" svg:width="0.908cm" svg:height="0.607cm" draw:transform="rotate (1.5707963267949) translate (14.41cm 7.351cm)">
          <draw:text-box>
            <text:p>D7</text:p>
          </draw:text-box>
        </draw:frame>
        <draw:frame draw:style-name="gr54" draw:text-style-name="P18" draw:layer="layout" svg:width="0.908cm" svg:height="0.607cm" draw:transform="rotate (1.5707963267949) translate (13.17cm 7.351cm)">
          <draw:text-box>
            <text:p>D8</text:p>
          </draw:text-box>
        </draw:frame>
        <draw:frame draw:style-name="gr54" draw:text-style-name="P18" draw:layer="layout" svg:width="0.908cm" svg:height="0.607cm" draw:transform="rotate (1.5707963267949) translate (12.815cm 7.351cm)">
          <draw:text-box>
            <text:p>D9</text:p>
          </draw:text-box>
        </draw:frame>
        <draw:custom-shape draw:style-name="gr93" draw:text-style-name="P23" draw:layer="layout" svg:width="1.376cm" svg:height="0.709cm" svg:x="11.473cm" svg:y="6.6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8" draw:layer="layout" svg:width="1.086cm" svg:height="0.607cm" draw:transform="rotate (1.5707963267949) translate (12.46cm 7.412cm)">
          <draw:text-box>
            <text:p>D10</text:p>
          </draw:text-box>
        </draw:frame>
        <draw:frame draw:style-name="gr94" draw:text-style-name="P18" draw:layer="layout" svg:width="0.753cm" svg:height="1.319cm" draw:transform="rotate (1.5707963267949) translate (12.106cm 7.395cm)">
          <draw:text-box>
            <text:p>D11</text:p>
          </draw:text-box>
        </draw:frame>
        <draw:frame draw:style-name="gr28" draw:text-style-name="P18" draw:layer="layout" svg:width="1.086cm" svg:height="0.607cm" draw:transform="rotate (1.5707963267949) translate (11.751cm 7.412cm)">
          <draw:text-box>
            <text:p>D12</text:p>
          </draw:text-box>
        </draw:frame>
        <draw:frame draw:style-name="gr28" draw:text-style-name="P18" draw:layer="layout" svg:width="1.086cm" svg:height="0.607cm" draw:transform="rotate (1.5707963267949) translate (11.397cm 7.412cm)">
          <draw:text-box>
            <text:p>D13</text:p>
          </draw:text-box>
        </draw:frame>
        <draw:frame draw:style-name="gr25" draw:text-style-name="P18" draw:layer="layout" svg:width="1.205cm" svg:height="0.607cm" draw:transform="rotate (1.5707963267949) translate (11.042cm 7.529cm)">
          <draw:text-box>
            <text:p>GRN</text:p>
          </draw:text-box>
        </draw:frame>
        <draw:frame draw:style-name="gr95" draw:text-style-name="P18" draw:layer="layout" svg:width="1.349cm" svg:height="0.607cm" draw:transform="rotate (1.5707963267949) translate (10.688cm 7.599cm)">
          <draw:text-box>
            <text:p>AREF</text:p>
          </draw:text-box>
        </draw:frame>
        <draw:frame draw:style-name="gr76" draw:text-style-name="P18" draw:layer="layout" svg:width="1.154cm" svg:height="0.607cm" draw:transform="rotate (1.5707963267949) translate (10.333cm 7.529cm)">
          <draw:text-box>
            <text:p>SDA</text:p>
          </draw:text-box>
        </draw:frame>
        <draw:frame draw:style-name="gr29" draw:text-style-name="P18" draw:layer="layout" svg:width="1.12cm" svg:height="0.607cm" draw:transform="rotate (1.5707963267949) translate (9.979cm 7.529cm)">
          <draw:text-box>
            <text:p>SCL</text:p>
          </draw:text-box>
        </draw:frame>
        <draw:frame draw:style-name="gr96" draw:text-style-name="P18" draw:layer="layout" svg:width="1.75cm" svg:height="0.5cm" draw:transform="rotate (1.5707963267949) translate (18.25cm 3.25cm)">
          <draw:text-box>
            <text:p><text:span text:style-name="T11">VDD (3.3 - 5V)</text:span></text:p>
          </draw:text-box>
        </draw:frame>
        <draw:frame draw:style-name="gr97" draw:text-style-name="P18" draw:layer="layout" svg:width="1cm" svg:height="0.408cm" draw:transform="rotate (1.5707963267949) translate (19.342cm 3.25cm)">
          <draw:text-box>
            <text:p><text:span text:style-name="T12">GRN</text:span></text:p>
          </draw:text-box>
        </draw:frame>
        <draw:frame draw:style-name="gr97" draw:text-style-name="P18" draw:layer="layout" svg:width="1cm" svg:height="0.408cm" draw:transform="rotate (1.5707963267949) translate (18.592cm 3.25cm)">
          <draw:text-box>
            <text:p><text:span text:style-name="T12">DATA</text:span></text:p>
          </draw:text-box>
        </draw:frame>
        <draw:line draw:style-name="gr12" draw:text-style-name="P6" draw:layer="layout" svg:x1="19.126cm" svg:y1="3cm" svg:x2="19.126cm" svg:y2="3.5cm">
          <text:p/>
        </draw:line>
        <draw:frame draw:style-name="gr97" draw:text-style-name="P18" draw:layer="layout" svg:width="1cm" svg:height="0.408cm" draw:transform="rotate (1.5707963267949) translate (19cm 3.25cm)">
          <draw:text-box>
            <text:p><text:span text:style-name="T12">NA</text:span></text:p>
          </draw:text-box>
        </draw:frame>
        <draw:connector draw:style-name="gr34" draw:text-style-name="P16" draw:layer="layout" svg:x1="11.207cm" svg:y1="6.642cm" svg:x2="11.75cm" svg:y2="2.875cm" draw:start-shape="id67" draw:start-glue-point="4" draw:end-shape="id68" draw:end-glue-point="10" svg:d="M11207 6642v-1820h1045v-1947h-502" svg:viewBox="0 0 1046 3768">
          <text:p/>
        </draw:connector>
        <draw:connector draw:style-name="gr34" draw:text-style-name="P16" draw:layer="layout" draw:line-skew="-0.125cm" svg:x1="19.5cm" svg:y1="3.5cm" svg:x2="11.207cm" svg:y2="6.642cm" draw:start-shape="id69" draw:start-glue-point="2" draw:end-shape="id67" draw:end-glue-point="4" svg:d="M19500 3500v1446h-8293v1696" svg:viewBox="0 0 8294 3143">
          <text:p/>
        </draw:connector>
        <draw:line draw:style-name="gr10" draw:text-style-name="P6" xml:id="id72" draw:id="id72" draw:layer="layout" svg:x1="13.5cm" svg:y1="12.5cm" svg:x2="13.5cm" svg:y2="13.75cm">
          <text:p/>
        </draw:line>
        <draw:line draw:style-name="gr12" draw:text-style-name="P6" xml:id="id81" draw:id="id81" draw:layer="layout" svg:x1="18.842cm" svg:y1="3cm" svg:x2="18.842cm" svg:y2="3.5cm">
          <text:p/>
        </draw:line>
        <draw:line draw:style-name="gr10" draw:text-style-name="P6" xml:id="id73" draw:id="id73" draw:layer="layout" svg:x1="25.75cm" svg:y1="10.5cm" svg:x2="25.75cm" svg:y2="11.25cm">
          <text:p/>
        </draw:line>
        <draw:line draw:style-name="gr40" draw:text-style-name="P6" xml:id="id71" draw:id="id71" draw:layer="layout" svg:x1="26.75cm" svg:y1="9.395cm" svg:x2="26.745cm" svg:y2="11.25cm">
          <text:p/>
        </draw:line>
        <draw:connector draw:style-name="gr34" draw:text-style-name="P16" draw:layer="layout" svg:x1="20.831cm" svg:y1="15.75cm" svg:x2="26.747cm" svg:y2="9.395cm" draw:start-shape="id70" draw:start-glue-point="1" draw:end-shape="id71" draw:end-glue-point="0" svg:d="M20831 15750v-6856h5916v501" svg:viewBox="0 0 5917 6857">
          <text:p/>
        </draw:connector>
        <draw:connector draw:style-name="gr31" draw:text-style-name="P16" draw:layer="layout" draw:line-skew="1.449cm" svg:x1="13.5cm" svg:y1="13.75cm" svg:x2="25.75cm" svg:y2="10.5cm" draw:start-shape="id72" draw:start-glue-point="2" draw:end-shape="id73" draw:end-glue-point="0" svg:d="M13500 13750h7574v-3250h4676" svg:viewBox="0 0 12251 3251">
          <text:p/>
        </draw:connector>
        <draw:connector draw:style-name="gr31" draw:text-style-name="P16" draw:layer="layout" draw:line-skew="3.884cm" svg:x1="18.5cm" svg:y1="3.75cm" svg:x2="25.75cm" svg:y2="10.5cm" draw:start-shape="id74" draw:start-glue-point="2" draw:end-shape="id73" draw:end-glue-point="0" svg:d="M18500 3750h7509v6750h-259" svg:viewBox="0 0 7510 6751">
          <text:p/>
        </draw:connector>
        <draw:connector draw:style-name="gr31" draw:text-style-name="P16" draw:layer="layout" svg:x1="11.75cm" svg:y1="1.875cm" svg:x2="18.5cm" svg:y2="3.75cm" draw:start-shape="id75" draw:start-glue-point="10" draw:end-shape="id74" draw:end-glue-point="2" svg:d="M11750 1875h3376v1875h3374" svg:viewBox="0 0 6751 1876">
          <text:p/>
        </draw:connector>
        <draw:connector draw:style-name="gr21" draw:text-style-name="P16" draw:layer="layout" draw:line-skew="-0.499cm" svg:x1="24.5cm" svg:y1="11.25cm" svg:x2="13.334cm" svg:y2="6.642cm" draw:start-shape="id76" draw:start-glue-point="4" draw:end-shape="id77" draw:end-glue-point="4" svg:d="M24500 11250v-5608h-11166v1000" svg:viewBox="0 0 11167 5609">
          <text:p/>
        </draw:connector>
        <draw:connector draw:style-name="gr21" draw:text-style-name="P16" draw:layer="layout" draw:line-skew="0.001cm" svg:x1="23.5cm" svg:y1="11.25cm" svg:x2="12.98cm" svg:y2="6.642cm" draw:start-shape="id78" draw:start-glue-point="4" draw:end-shape="id79" draw:end-glue-point="4" svg:d="M23500 11250v-5108h-10520v500" svg:viewBox="0 0 10521 5109">
          <text:p/>
        </draw:connector>
        <draw:connector draw:style-name="gr21" draw:text-style-name="P16" draw:layer="layout" draw:line-skew="-0.625cm" svg:x1="16.348cm" svg:y1="6.642cm" svg:x2="18.842cm" svg:y2="3.5cm" draw:start-shape="id80" draw:start-glue-point="4" draw:end-shape="id81" draw:end-glue-point="2" svg:d="M16348 6642v-2196h2494v-946" svg:viewBox="0 0 2495 3143">
          <text:p/>
        </draw:connector>
        <draw:frame draw:style-name="gr98" draw:text-style-name="P18" draw:layer="layout" svg:width="1.675cm" svg:height="0.607cm" svg:x="11.526cm" svg:y="7.351cm">
          <draw:text-box>
            <text:p>ethernet</text:p>
          </draw:text-box>
        </draw:frame>
        <draw:line draw:style-name="gr12" draw:text-style-name="P6" xml:id="id82" draw:id="id82" draw:layer="layout" svg:x1="15.25cm" svg:y1="6.75cm" svg:x2="15.25cm" svg:y2="4.5cm">
          <text:p/>
        </draw:line>
        <draw:connector draw:style-name="gr21" draw:text-style-name="P16" draw:layer="layout" draw:line-skew="-0.304cm" svg:x1="15.25cm" svg:y1="4.5cm" svg:x2="11.75cm" svg:y2="2.375cm" draw:start-shape="id82" draw:start-glue-point="0" draw:end-shape="id83" draw:end-glue-point="10" svg:d="M15250 4500h-2053v-2125h-1447" svg:viewBox="0 0 3501 2126">
          <text:p/>
        </draw:connector>
        <draw:frame draw:style-name="gr99" draw:text-style-name="P18" draw:layer="layout" svg:width="4.977cm" svg:height="2.384cm" svg:x="11.65cm" svg:y="8.974cm">
          <draw:text-box>
            <text:p><text:span text:style-name="T13">Arduino UNO</text:span></text:p>
            <text:p><text:span text:style-name="T13">&amp; Ethernet shild</text:span></text:p>
            <text:p><text:span text:style-name="T13">w5100</text:span></text:p>
          </draw:text-box>
        </draw:frame>
        <draw:custom-shape draw:style-name="gr100" draw:text-style-name="P3" xml:id="id85" draw:id="id85" draw:layer="layout" svg:width="2.5cm" svg:height="2.75cm" svg:x="4.5cm" svg:y="14.75cm">
          <text:p text:style-name="P3"><text:span text:style-name="T14">БП 9V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6" draw:layer="layout" svg:x1="7.75cm" svg:y1="12.315cm" svg:x2="5.75cm" svg:y2="14.75cm" draw:start-shape="id84" draw:start-glue-point="3" draw:end-shape="id85" draw:end-glue-point="0" svg:d="M7750 12315h-2000v2435" svg:viewBox="0 0 2001 2436">
          <text:p/>
        </draw:connector>
        <draw:frame draw:style-name="gr101" draw:text-style-name="P18" draw:layer="layout" svg:width="1.988cm" svg:height="0.607cm" svg:x="4.762cm" svg:y="18cm">
          <draw:text-box>
            <text:p>220V UPS</text:p>
          </draw:text-box>
        </draw:frame>
        <draw:frame draw:style-name="gr26" draw:text-style-name="P18" draw:layer="layout" svg:width="1.247cm" svg:height="0.607cm" svg:x="3.5cm" svg:y="2.25cm">
          <draw:text-box>
            <text:p>220V</text:p>
          </draw:text-box>
        </draw:frame>
        <draw:custom-shape draw:style-name="gr35" draw:text-style-name="P17" draw:layer="layout" svg:width="9.75cm" svg:height="3.5cm" svg:x="12.952cm" svg:y="16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8.5cm" svg:height="1.75cm" svg:x="13.452cm" svg:y="17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0.25cm" svg:height="0.25cm" svg:x="13.20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layout" svg:width="0.25cm" svg:height="0.25cm" svg:x="13.702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103" draw:id="id103" draw:layer="layout" svg:width="0.25cm" svg:height="0.25cm" svg:x="14.20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97" draw:id="id97" draw:layer="layout" svg:width="0.25cm" svg:height="0.25cm" svg:x="14.70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layout" svg:width="0.25cm" svg:height="0.25cm" svg:x="15.20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94" draw:id="id94" draw:layer="layout" svg:width="0.25cm" svg:height="0.25cm" svg:x="15.70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layout" svg:width="0.25cm" svg:height="0.25cm" svg:x="16.20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layout" svg:width="0.25cm" svg:height="0.25cm" svg:x="16.70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layout" svg:width="0.25cm" svg:height="0.25cm" svg:x="17.20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layout" svg:width="0.25cm" svg:height="0.25cm" svg:x="17.70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93" draw:id="id93" draw:layer="layout" svg:width="0.25cm" svg:height="0.25cm" svg:x="18.20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91" draw:id="id91" draw:layer="layout" svg:width="0.25cm" svg:height="0.25cm" svg:x="18.70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89" draw:id="id89" draw:layer="layout" svg:width="0.25cm" svg:height="0.25cm" svg:x="19.20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87" draw:id="id87" draw:layer="layout" svg:width="0.25cm" svg:height="0.25cm" svg:x="19.70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layout" svg:width="0.25cm" svg:height="0.25cm" svg:x="20.20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8" draw:layer="layout" svg:width="0.921cm" svg:height="0.489cm" draw:transform="rotate (1.5707963267949) translate (13.083cm 17.671cm)">
          <draw:text-box>
            <text:p><text:span text:style-name="T7">VSS</text:span></text:p>
          </draw:text-box>
        </draw:frame>
        <draw:frame draw:style-name="gr41" draw:text-style-name="P18" draw:layer="layout" svg:width="0.947cm" svg:height="0.489cm" draw:transform="rotate (1.5707963267949) translate (13.572cm 17.592cm)">
          <draw:text-box>
            <text:p><text:span text:style-name="T7">VDD</text:span></text:p>
          </draw:text-box>
        </draw:frame>
        <draw:frame draw:style-name="gr42" draw:text-style-name="P18" draw:layer="layout" svg:width="0.76cm" svg:height="0.489cm" draw:transform="rotate (1.5707963267949) translate (14.061cm 17.472cm)">
          <draw:text-box>
            <text:p><text:span text:style-name="T7">V0</text:span></text:p>
          </draw:text-box>
        </draw:frame>
        <draw:frame draw:style-name="gr43" draw:text-style-name="P18" draw:layer="layout" svg:width="0.794cm" svg:height="0.489cm" draw:transform="rotate (1.5707963267949) translate (14.55cm 17.5cm)">
          <draw:text-box>
            <text:p><text:span text:style-name="T7">RS</text:span></text:p>
          </draw:text-box>
        </draw:frame>
        <draw:frame draw:style-name="gr44" draw:text-style-name="P18" draw:layer="layout" svg:width="0.849cm" svg:height="0.489cm" draw:transform="rotate (1.5707963267949) translate (14.963cm 17.5cm)">
          <draw:text-box>
            <text:p><text:span text:style-name="T7">RW</text:span></text:p>
          </draw:text-box>
        </draw:frame>
        <draw:frame draw:style-name="gr45" draw:text-style-name="P18" draw:layer="layout" svg:width="0.75cm" svg:height="0.489cm" draw:transform="rotate (1.5707963267949) translate (15.622cm 17.5cm)">
          <draw:text-box>
            <text:p><text:span text:style-name="T7">E</text:span></text:p>
          </draw:text-box>
        </draw:frame>
        <draw:frame draw:style-name="gr46" draw:text-style-name="P18" draw:layer="layout" svg:width="0.913cm" svg:height="0.489cm" draw:transform="rotate (1.5707963267949) translate (16.111cm 17.5cm)">
          <draw:text-box>
            <text:p><text:span text:style-name="T7">DB0</text:span></text:p>
          </draw:text-box>
        </draw:frame>
        <draw:frame draw:style-name="gr46" draw:text-style-name="P18" draw:layer="layout" svg:width="0.913cm" svg:height="0.489cm" draw:transform="rotate (1.5707963267949) translate (16.611cm 17.5cm)">
          <draw:text-box>
            <text:p><text:span text:style-name="T7">DB1</text:span></text:p>
          </draw:text-box>
        </draw:frame>
        <draw:frame draw:style-name="gr46" draw:text-style-name="P18" draw:layer="layout" svg:width="0.913cm" svg:height="0.489cm" draw:transform="rotate (1.5707963267949) translate (17.111cm 17.5cm)">
          <draw:text-box>
            <text:p><text:span text:style-name="T7">DB2</text:span></text:p>
          </draw:text-box>
        </draw:frame>
        <draw:frame draw:style-name="gr46" draw:text-style-name="P18" draw:layer="layout" svg:width="0.913cm" svg:height="0.489cm" draw:transform="rotate (1.5707963267949) translate (17.611cm 17.5cm)">
          <draw:text-box>
            <text:p><text:span text:style-name="T7">DB3</text:span></text:p>
          </draw:text-box>
        </draw:frame>
        <draw:frame draw:style-name="gr46" draw:text-style-name="P18" draw:layer="layout" svg:width="0.913cm" svg:height="0.489cm" draw:transform="rotate (1.5707963267949) translate (18.1cm 17.5cm)">
          <draw:text-box>
            <text:p><text:span text:style-name="T7">DB4</text:span></text:p>
          </draw:text-box>
        </draw:frame>
        <draw:frame draw:style-name="gr46" draw:text-style-name="P18" draw:layer="layout" svg:width="0.913cm" svg:height="0.489cm" draw:transform="rotate (1.5707963267949) translate (18.611cm 17.5cm)">
          <draw:text-box>
            <text:p><text:span text:style-name="T7">DB5</text:span></text:p>
          </draw:text-box>
        </draw:frame>
        <draw:frame draw:style-name="gr46" draw:text-style-name="P18" draw:layer="layout" svg:width="0.913cm" svg:height="0.489cm" draw:transform="rotate (1.5707963267949) translate (19.111cm 17.5cm)">
          <draw:text-box>
            <text:p><text:span text:style-name="T7">DB6</text:span></text:p>
          </draw:text-box>
        </draw:frame>
        <draw:frame draw:style-name="gr46" draw:text-style-name="P18" draw:layer="layout" svg:width="0.913cm" svg:height="0.489cm" draw:transform="rotate (1.5707963267949) translate (19.6cm 17.5cm)">
          <draw:text-box>
            <text:p><text:span text:style-name="T7">DB7</text:span></text:p>
          </draw:text-box>
        </draw:frame>
        <draw:frame draw:style-name="gr45" draw:text-style-name="P18" draw:layer="layout" svg:width="0.75cm" svg:height="0.489cm" draw:transform="rotate (1.5707963267949) translate (20.089cm 17.5cm)">
          <draw:text-box>
            <text:p><text:span text:style-name="T7">A</text:span></text:p>
          </draw:text-box>
        </draw:frame>
        <draw:frame draw:style-name="gr45" draw:text-style-name="P18" draw:layer="layout" svg:width="0.75cm" svg:height="0.489cm" draw:transform="rotate (1.5707963267949) translate (20.578cm 17.5cm)">
          <draw:text-box>
            <text:p><text:span text:style-name="T7">K</text:span></text:p>
          </draw:text-box>
        </draw:frame>
        <draw:custom-shape draw:style-name="gr37" draw:text-style-name="P16" draw:layer="layout" svg:width="0.25cm" svg:height="0.25cm" svg:x="20.70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20.32cm" svg:y1="16.75cm" svg:x2="20.32cm" svg:y2="16cm">
          <text:p/>
        </draw:line>
        <draw:line draw:style-name="gr10" draw:text-style-name="P6" draw:layer="layout" svg:x1="13.832cm" svg:y1="16.751cm" svg:x2="13.832cm" svg:y2="16.001cm">
          <text:p/>
        </draw:line>
        <draw:line draw:style-name="gr10" draw:text-style-name="P6" xml:id="id100" draw:id="id100" draw:layer="layout" svg:x1="20.332cm" svg:y1="16cm" svg:x2="13.832cm" svg:y2="16cm">
          <text:p/>
        </draw:line>
        <draw:line draw:style-name="gr47" draw:text-style-name="P20" draw:layer="layout" svg:x1="20.832cm" svg:y1="16.592cm" svg:x2="20.831cm" svg:y2="15.75cm">
          <text:p/>
        </draw:line>
        <draw:line draw:style-name="gr47" draw:text-style-name="P20" draw:layer="layout" svg:x1="13.331cm" svg:y1="16.5cm" svg:x2="13.331cm" svg:y2="15.75cm">
          <text:p/>
        </draw:line>
        <draw:line draw:style-name="gr40" draw:text-style-name="P6" xml:id="id70" draw:id="id70" draw:layer="layout" svg:x1="13.331cm" svg:y1="15.75cm" svg:x2="20.831cm" svg:y2="15.75cm">
          <text:p/>
        </draw:line>
        <draw:line draw:style-name="gr40" draw:text-style-name="P6" draw:layer="layout" svg:x1="15.318cm" svg:y1="16.5cm" svg:x2="15.318cm" svg:y2="15.75cm">
          <text:p/>
        </draw:line>
        <draw:frame draw:style-name="gr27" draw:text-style-name="P18" draw:layer="layout" svg:width="1.548cm" svg:height="0.963cm" svg:x="21.202cm" svg:y="15.893cm">
          <draw:text-box>
            <text:p>LCD1</text:p>
          </draw:text-box>
        </draw:frame>
        <draw:connector draw:style-name="gr21" draw:text-style-name="P16" draw:layer="layout" draw:line-skew="-0.586cm" svg:x1="17.058cm" svg:y1="12.67cm" svg:x2="19.827cm" svg:y2="16.5cm" draw:start-shape="id86" draw:start-glue-point="8" draw:end-shape="id87" draw:end-glue-point="4" svg:d="M17058 12670v1330h2769v2500" svg:viewBox="0 0 2770 3831">
          <text:p/>
        </draw:connector>
        <draw:connector draw:style-name="gr21" draw:text-style-name="P16" draw:layer="layout" draw:line-skew="-0.336cm" svg:x1="16.703cm" svg:y1="12.67cm" svg:x2="19.327cm" svg:y2="16.5cm" draw:start-shape="id88" draw:start-glue-point="8" draw:end-shape="id89" draw:end-glue-point="4" svg:d="M16703 12670v1580h2624v2250" svg:viewBox="0 0 2625 3831">
          <text:p/>
        </draw:connector>
        <draw:connector draw:style-name="gr21" draw:text-style-name="P16" draw:layer="layout" draw:line-skew="-0.086cm" svg:x1="16.349cm" svg:y1="12.67cm" svg:x2="18.827cm" svg:y2="16.5cm" draw:start-shape="id90" draw:start-glue-point="8" draw:end-shape="id91" draw:end-glue-point="4" svg:d="M16349 12670v1830h2478v2000" svg:viewBox="0 0 2479 3831">
          <text:p/>
        </draw:connector>
        <draw:connector draw:style-name="gr21" draw:text-style-name="P16" draw:layer="layout" draw:line-skew="0.164cm" svg:x1="15.994cm" svg:y1="12.67cm" svg:x2="18.327cm" svg:y2="16.5cm" draw:start-shape="id92" draw:start-glue-point="8" draw:end-shape="id93" draw:end-glue-point="4" svg:d="M15994 12670v2080h2333v1750" svg:viewBox="0 0 2334 3831">
          <text:p/>
        </draw:connector>
        <draw:connector draw:style-name="gr21" draw:text-style-name="P16" xml:id="id96" draw:id="id96" draw:layer="layout" draw:line-skew="3.572cm" svg:x1="15.916cm" svg:y1="16.536cm" svg:x2="22.378cm" svg:y2="7.785cm" draw:start-shape="id94" draw:start-glue-point="11" svg:d="M15916 16536v-1072h6462v-7679" svg:viewBox="0 0 6463 8752">
          <text:p/>
        </draw:connector>
        <draw:connector draw:style-name="gr21" draw:text-style-name="P16" draw:layer="layout" draw:line-skew="-0.249cm" svg:x1="14.575cm" svg:y1="6.642cm" svg:x2="22.378cm" svg:y2="7.785cm" draw:start-shape="id95" draw:start-glue-point="4" draw:end-shape="id96" draw:end-glue-point="3" svg:d="M14575 6642v-750h7803v1893" svg:viewBox="0 0 7804 1894">
          <text:p/>
        </draw:connector>
        <draw:connector draw:style-name="gr21" draw:text-style-name="P16" xml:id="id99" draw:id="id99" draw:layer="layout" draw:line-skew="4.21cm" svg:x1="14.827cm" svg:y1="16.5cm" svg:x2="22.202cm" svg:y2="5.98cm" draw:start-shape="id97" draw:start-glue-point="4" svg:d="M14827 16500v-1300h7375v-9220" svg:viewBox="0 0 7376 10521">
          <text:p/>
        </draw:connector>
        <draw:connector draw:style-name="gr21" draw:text-style-name="P16" draw:layer="layout" draw:line-skew="-0.229cm" svg:x1="14.93cm" svg:y1="6.642cm" svg:x2="22.202cm" svg:y2="5.98cm" draw:start-shape="id98" draw:start-glue-point="4" draw:end-shape="id99" draw:end-glue-point="3" svg:d="M14930 6642v-1392h7272v730" svg:viewBox="0 0 7273 1393">
          <text:p/>
        </draw:connector>
        <draw:connector draw:style-name="gr31" draw:text-style-name="P16" draw:layer="layout" draw:line-skew="0.375cm" svg:x1="13.5cm" svg:y1="13.75cm" svg:x2="13.832cm" svg:y2="16cm" draw:start-shape="id72" draw:start-glue-point="2" draw:end-shape="id100" draw:end-glue-point="3" svg:d="M13500 13750v1500h332v750" svg:viewBox="0 0 333 2251">
          <text:p/>
        </draw:connector>
        <draw:connector draw:style-name="gr34" draw:text-style-name="P16" draw:layer="layout" draw:line-skew="0.789cm" svg:x1="13.866cm" svg:y1="12.67cm" svg:x2="17.081cm" svg:y2="15.75cm" draw:start-shape="id101" draw:start-glue-point="8" draw:end-shape="id70" draw:end-glue-point="0" svg:d="M13866 12670v2330h3215v750" svg:viewBox="0 0 3216 3081">
          <text:p/>
        </draw:connector>
        <draw:custom-shape draw:style-name="gr48" draw:text-style-name="P17" xml:id="id102" draw:id="id102" draw:layer="layout" svg:width="1.5cm" svg:height="0.5cm" draw:transform="rotate (1.5707963267949) translate (10.827cm 15.5cm)">
          <text:p/>
          <draw:enhanced-geometry svg:viewBox="0 0 21600 21600" draw:type="rectangle" draw:enhanced-path="M 0 0 L 21600 0 21600 21600 0 21600 0 0 Z N"/>
        </draw:custom-shape>
        <draw:connector draw:style-name="gr31" draw:text-style-name="P16" draw:layer="layout" svg:x1="11.077cm" svg:y1="14cm" svg:x2="13.5cm" svg:y2="13.75cm" draw:start-shape="id102" draw:start-glue-point="1" draw:end-shape="id72" draw:end-glue-point="2" svg:d="M11077 14000v-501h1337v251h1086" svg:viewBox="0 0 2424 502">
          <text:p/>
        </draw:connector>
        <draw:connector draw:style-name="gr34" draw:text-style-name="P16" draw:layer="layout" svg:x1="11.077cm" svg:y1="15.5cm" svg:x2="13.331cm" svg:y2="15.75cm" draw:start-shape="id102" draw:start-glue-point="3" draw:end-shape="id70" draw:end-glue-point="3" svg:d="M11077 15500v751h2254v-501" svg:viewBox="0 0 2255 752">
          <text:p/>
        </draw:connector>
        <draw:frame draw:style-name="gr51" draw:text-style-name="P18" draw:layer="layout" svg:width="1.827cm" svg:height="0.607cm" draw:transform="rotate (1.5707963267949) translate (10.143cm 15.75cm)">
          <draw:text-box>
            <text:p>R 10Kom</text:p>
          </draw:text-box>
        </draw:frame>
        <draw:connector draw:style-name="gr102" draw:text-style-name="P6" draw:layer="layout" svg:x1="14.327cm" svg:y1="16.5cm" svg:x2="11.327cm" svg:y2="14.75cm" draw:start-shape="id103" draw:start-glue-point="4" draw:end-shape="id102" draw:end-glue-point="2" svg:d="M14327 16500v-1750h-3000" svg:viewBox="0 0 3001 1751">
          <text:p/>
        </draw:connector>
        <draw:custom-shape draw:style-name="gr4" draw:text-style-name="P5" draw:layer="layout" svg:width="0.126cm" svg:height="0.174cm" svg:x="13.437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126cm" svg:height="0.174cm" svg:x="13.76cm" svg:y="15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6" draw:layer="layout" svg:width="2cm" svg:height="0.75cm" svg:x="5.5cm" svg:y="7.5cm">
          <text:p text:style-name="P16">LAN</text:p>
          <draw:enhanced-geometry svg:viewBox="0 0 21600 21600" draw:text-areas="?f7 ?f0 21600 ?f2" draw:type="left-arrow" draw:modifiers="4684.85757121439 6068.7083888149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05" draw:id="id105">
          <draw:custom-shape draw:style-name="gr64" draw:text-style-name="P17" draw:layer="layout" svg:width="0.25cm" svg:height="0.35cm" svg:x="18.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7" draw:layer="layout" svg:width="0.25cm" svg:height="0.35cm" svg:x="18.5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6" draw:layer="layout" svg:x1="18.75cm" svg:y1="11cm" svg:x2="18.75cm" svg:y2="12.75cm">
            <text:p/>
          </draw:line>
          <draw:line draw:style-name="gr12" draw:text-style-name="P6" draw:layer="layout" svg:x1="18.25cm" svg:y1="11.875cm" svg:x2="18.75cm" svg:y2="11.875cm">
            <text:p/>
          </draw:line>
        </draw:g>
        <draw:frame draw:style-name="gr65" draw:text-style-name="P18" draw:layer="layout" svg:width="1.5cm" svg:height="0.607cm" draw:transform="rotate (1.5707963267949) translate (17.643cm 12.5cm)">
          <draw:text-box>
            <text:p>SW1 </text:p>
          </draw:text-box>
        </draw:frame>
        <draw:connector draw:style-name="gr21" draw:text-style-name="P16" draw:layer="layout" svg:x1="15.285cm" svg:y1="12.67cm" svg:x2="18.5cm" svg:y2="12.75cm" draw:start-shape="id104" draw:start-glue-point="8" draw:end-shape="id105" draw:end-glue-point="2" svg:d="M15285 12670v582h3215v-502" svg:viewBox="0 0 3216 583">
          <text:p/>
        </draw:connector>
        <draw:connector draw:style-name="gr104" draw:text-style-name="P4" draw:layer="layout" draw:line-skew="-0.949cm" svg:x1="18.5cm" svg:y1="11cm" svg:x2="20.842cm" svg:y2="8.899cm" draw:start-shape="id105" draw:start-glue-point="0" svg:d="M18500 11000v-2250h2342v149" svg:viewBox="0 0 2343 2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1T10:50:52.375000000</meta:creation-date>
    <dc:date>2021-07-15T11:18:07.425000000</dc:date>
    <meta:editing-duration>P3DT12H51M27S</meta:editing-duration>
    <meta:editing-cycles>21</meta:editing-cycles>
    <meta:generator>LibreOffice/7.0.3.1$Windows_X86_64 LibreOffice_project/d7547858d014d4cf69878db179d326fc3483e082</meta:generator>
    <meta:print-date>2021-04-14T17:43:52.055000000</meta:print-date>
    <meta:document-statistic meta:object-count="579"/>
  </office:meta>
</office:document-meta>
</file>